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3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Misc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Misc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Misc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Misc.J2">
          <table:error-message table:message-type="stop" table:display="true"/>
        </table:content-validation>
        <table:content-validation table:name="val8" table:base-cell-address="Channels.M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Misc.E2">
          <table:error-message table:message-type="stop" table:display="true"/>
        </table:content-validation>
        <table:content-validation table:name="val11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I15">
          <table:error-message table:message-type="stop" table:display="true"/>
        </table:content-validation>
        <table:content-validation table:name="val12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2]=&quot;x&quot;;&quot;x&quot;;IF([.M2]=&quot;-&quot;;&quot;-&quot;;&quot;&quot;))" office:value-type="string" office:string-value="x" calcext:value-type="string">
            <text:p>x</text:p>
          </table:table-cell>
          <table:table-cell table:formula="of:=IF([.N2]=&quot;x&quot;;&quot;x&quot;;IF([.N2]=&quot;-&quot;;&quot;-&quot;;&quot;&quot;))">
            <text:p/>
          </table:table-cell>
          <table:table-cell table:formula="of:=IF([.O2]=&quot;x&quot;;&quot;x&quot;;IF([.O2]=&quot;-&quot;;&quot;-&quot;;&quot;&quot;))">
            <text:p/>
          </table:table-cell>
          <table:table-cell table:formula="of:=IF([.P2]=&quot;x&quot;;&quot;x&quot;;IF([.P2]=&quot;-&quot;;&quot;-&quot;;&quot;&quot;))">
            <text:p/>
          </table:table-cell>
          <table:table-cell table:formula="of:=IF([.Q2]=&quot;x&quot;;&quot;x&quot;;IF([.Q2]=&quot;-&quot;;&quot;-&quot;;&quot;&quot;))">
            <text:p/>
          </table:table-cell>
          <table:table-cell table:formula="of:=IF([.R2]=&quot;x&quot;;&quot;x&quot;;IF([.R2]=&quot;-&quot;;&quot;-&quot;;&quot;&quot;))">
            <text:p/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3]=&quot;x&quot;;&quot;x&quot;;IF([.M3]=&quot;-&quot;;&quot;-&quot;;&quot;&quot;))" office:value-type="string" office:string-value="x" calcext:value-type="string">
            <text:p>x</text:p>
          </table:table-cell>
          <table:table-cell table:formula="of:=IF([.N3]=&quot;x&quot;;&quot;x&quot;;IF([.N3]=&quot;-&quot;;&quot;-&quot;;&quot;&quot;))">
            <text:p/>
          </table:table-cell>
          <table:table-cell table:formula="of:=IF([.O3]=&quot;x&quot;;&quot;x&quot;;IF([.O3]=&quot;-&quot;;&quot;-&quot;;&quot;&quot;))">
            <text:p/>
          </table:table-cell>
          <table:table-cell table:formula="of:=IF([.P3]=&quot;x&quot;;&quot;x&quot;;IF([.P3]=&quot;-&quot;;&quot;-&quot;;&quot;&quot;))">
            <text:p/>
          </table:table-cell>
          <table:table-cell table:formula="of:=IF([.Q3]=&quot;x&quot;;&quot;x&quot;;IF([.Q3]=&quot;-&quot;;&quot;-&quot;;&quot;&quot;))">
            <text:p/>
          </table:table-cell>
          <table:table-cell table:formula="of:=IF([.R3]=&quot;x&quot;;&quot;x&quot;;IF([.R3]=&quot;-&quot;;&quot;-&quot;;&quot;&quot;))">
            <text:p/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4]=&quot;x&quot;;&quot;x&quot;;IF([.M4]=&quot;-&quot;;&quot;-&quot;;&quot;&quot;))" office:value-type="string" office:string-value="x" calcext:value-type="string">
            <text:p>x</text:p>
          </table:table-cell>
          <table:table-cell table:formula="of:=IF([.N4]=&quot;x&quot;;&quot;x&quot;;IF([.N4]=&quot;-&quot;;&quot;-&quot;;&quot;&quot;))">
            <text:p/>
          </table:table-cell>
          <table:table-cell table:formula="of:=IF([.O4]=&quot;x&quot;;&quot;x&quot;;IF([.O4]=&quot;-&quot;;&quot;-&quot;;&quot;&quot;))">
            <text:p/>
          </table:table-cell>
          <table:table-cell table:formula="of:=IF([.P4]=&quot;x&quot;;&quot;x&quot;;IF([.P4]=&quot;-&quot;;&quot;-&quot;;&quot;&quot;))">
            <text:p/>
          </table:table-cell>
          <table:table-cell table:formula="of:=IF([.Q4]=&quot;x&quot;;&quot;x&quot;;IF([.Q4]=&quot;-&quot;;&quot;-&quot;;&quot;&quot;))">
            <text:p/>
          </table:table-cell>
          <table:table-cell table:formula="of:=IF([.R4]=&quot;x&quot;;&quot;x&quot;;IF([.R4]=&quot;-&quot;;&quot;-&quot;;&quot;&quot;))">
            <text:p/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5]=&quot;x&quot;;&quot;x&quot;;IF([.M5]=&quot;-&quot;;&quot;-&quot;;&quot;&quot;))" office:value-type="string" office:string-value="x" calcext:value-type="string">
            <text:p>x</text:p>
          </table:table-cell>
          <table:table-cell table:formula="of:=IF([.N5]=&quot;x&quot;;&quot;x&quot;;IF([.N5]=&quot;-&quot;;&quot;-&quot;;&quot;&quot;))">
            <text:p/>
          </table:table-cell>
          <table:table-cell table:formula="of:=IF([.O5]=&quot;x&quot;;&quot;x&quot;;IF([.O5]=&quot;-&quot;;&quot;-&quot;;&quot;&quot;))">
            <text:p/>
          </table:table-cell>
          <table:table-cell table:formula="of:=IF([.P5]=&quot;x&quot;;&quot;x&quot;;IF([.P5]=&quot;-&quot;;&quot;-&quot;;&quot;&quot;))">
            <text:p/>
          </table:table-cell>
          <table:table-cell table:formula="of:=IF([.Q5]=&quot;x&quot;;&quot;x&quot;;IF([.Q5]=&quot;-&quot;;&quot;-&quot;;&quot;&quot;))">
            <text:p/>
          </table:table-cell>
          <table:table-cell table:formula="of:=IF([.R5]=&quot;x&quot;;&quot;x&quot;;IF([.R5]=&quot;-&quot;;&quot;-&quot;;&quot;&quot;))">
            <text:p/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6]=&quot;x&quot;;&quot;x&quot;;IF([.M6]=&quot;-&quot;;&quot;-&quot;;&quot;&quot;))" office:value-type="string" office:string-value="x" calcext:value-type="string">
            <text:p>x</text:p>
          </table:table-cell>
          <table:table-cell table:formula="of:=IF([.N6]=&quot;x&quot;;&quot;x&quot;;IF([.N6]=&quot;-&quot;;&quot;-&quot;;&quot;&quot;))">
            <text:p/>
          </table:table-cell>
          <table:table-cell table:formula="of:=IF([.O6]=&quot;x&quot;;&quot;x&quot;;IF([.O6]=&quot;-&quot;;&quot;-&quot;;&quot;&quot;))">
            <text:p/>
          </table:table-cell>
          <table:table-cell table:formula="of:=IF([.P6]=&quot;x&quot;;&quot;x&quot;;IF([.P6]=&quot;-&quot;;&quot;-&quot;;&quot;&quot;))">
            <text:p/>
          </table:table-cell>
          <table:table-cell table:formula="of:=IF([.Q6]=&quot;x&quot;;&quot;x&quot;;IF([.Q6]=&quot;-&quot;;&quot;-&quot;;&quot;&quot;))">
            <text:p/>
          </table:table-cell>
          <table:table-cell table:formula="of:=IF([.R6]=&quot;x&quot;;&quot;x&quot;;IF([.R6]=&quot;-&quot;;&quot;-&quot;;&quot;&quot;))">
            <text:p/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7]=&quot;x&quot;;&quot;x&quot;;IF([.M7]=&quot;-&quot;;&quot;-&quot;;&quot;&quot;))" office:value-type="string" office:string-value="x" calcext:value-type="string">
            <text:p>x</text:p>
          </table:table-cell>
          <table:table-cell table:formula="of:=IF([.N7]=&quot;x&quot;;&quot;x&quot;;IF([.N7]=&quot;-&quot;;&quot;-&quot;;&quot;&quot;))">
            <text:p/>
          </table:table-cell>
          <table:table-cell table:formula="of:=IF([.O7]=&quot;x&quot;;&quot;x&quot;;IF([.O7]=&quot;-&quot;;&quot;-&quot;;&quot;&quot;))">
            <text:p/>
          </table:table-cell>
          <table:table-cell table:formula="of:=IF([.P7]=&quot;x&quot;;&quot;x&quot;;IF([.P7]=&quot;-&quot;;&quot;-&quot;;&quot;&quot;))">
            <text:p/>
          </table:table-cell>
          <table:table-cell table:formula="of:=IF([.Q7]=&quot;x&quot;;&quot;x&quot;;IF([.Q7]=&quot;-&quot;;&quot;-&quot;;&quot;&quot;))">
            <text:p/>
          </table:table-cell>
          <table:table-cell table:formula="of:=IF([.R7]=&quot;x&quot;;&quot;x&quot;;IF([.R7]=&quot;-&quot;;&quot;-&quot;;&quot;&quot;))">
            <text:p/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8]=&quot;x&quot;;&quot;x&quot;;IF([.M8]=&quot;-&quot;;&quot;-&quot;;&quot;&quot;))" office:value-type="string" office:string-value="x" calcext:value-type="string">
            <text:p>x</text:p>
          </table:table-cell>
          <table:table-cell table:formula="of:=IF([.N8]=&quot;x&quot;;&quot;x&quot;;IF([.N8]=&quot;-&quot;;&quot;-&quot;;&quot;&quot;))">
            <text:p/>
          </table:table-cell>
          <table:table-cell table:formula="of:=IF([.O8]=&quot;x&quot;;&quot;x&quot;;IF([.O8]=&quot;-&quot;;&quot;-&quot;;&quot;&quot;))">
            <text:p/>
          </table:table-cell>
          <table:table-cell table:formula="of:=IF([.P8]=&quot;x&quot;;&quot;x&quot;;IF([.P8]=&quot;-&quot;;&quot;-&quot;;&quot;&quot;))">
            <text:p/>
          </table:table-cell>
          <table:table-cell table:formula="of:=IF([.Q8]=&quot;x&quot;;&quot;x&quot;;IF([.Q8]=&quot;-&quot;;&quot;-&quot;;&quot;&quot;))">
            <text:p/>
          </table:table-cell>
          <table:table-cell table:formula="of:=IF([.R8]=&quot;x&quot;;&quot;x&quot;;IF([.R8]=&quot;-&quot;;&quot;-&quot;;&quot;&quot;))">
            <text:p/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9]=&quot;x&quot;;&quot;x&quot;;IF([.M9]=&quot;-&quot;;&quot;-&quot;;&quot;&quot;))" office:value-type="string" office:string-value="x" calcext:value-type="string">
            <text:p>x</text:p>
          </table:table-cell>
          <table:table-cell table:formula="of:=IF([.N9]=&quot;x&quot;;&quot;x&quot;;IF([.N9]=&quot;-&quot;;&quot;-&quot;;&quot;&quot;))">
            <text:p/>
          </table:table-cell>
          <table:table-cell table:formula="of:=IF([.O9]=&quot;x&quot;;&quot;x&quot;;IF([.O9]=&quot;-&quot;;&quot;-&quot;;&quot;&quot;))">
            <text:p/>
          </table:table-cell>
          <table:table-cell table:formula="of:=IF([.P9]=&quot;x&quot;;&quot;x&quot;;IF([.P9]=&quot;-&quot;;&quot;-&quot;;&quot;&quot;))">
            <text:p/>
          </table:table-cell>
          <table:table-cell table:formula="of:=IF([.Q9]=&quot;x&quot;;&quot;x&quot;;IF([.Q9]=&quot;-&quot;;&quot;-&quot;;&quot;&quot;))">
            <text:p/>
          </table:table-cell>
          <table:table-cell table:formula="of:=IF([.R9]=&quot;x&quot;;&quot;x&quot;;IF([.R9]=&quot;-&quot;;&quot;-&quot;;&quot;&quot;))">
            <text:p/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0]=&quot;x&quot;;&quot;x&quot;;IF([.M10]=&quot;-&quot;;&quot;-&quot;;&quot;&quot;))" office:value-type="string" office:string-value="x" calcext:value-type="string">
            <text:p>x</text:p>
          </table:table-cell>
          <table:table-cell table:formula="of:=IF([.N10]=&quot;x&quot;;&quot;x&quot;;IF([.N10]=&quot;-&quot;;&quot;-&quot;;&quot;&quot;))">
            <text:p/>
          </table:table-cell>
          <table:table-cell table:formula="of:=IF([.O10]=&quot;x&quot;;&quot;x&quot;;IF([.O10]=&quot;-&quot;;&quot;-&quot;;&quot;&quot;))">
            <text:p/>
          </table:table-cell>
          <table:table-cell table:formula="of:=IF([.P10]=&quot;x&quot;;&quot;x&quot;;IF([.P10]=&quot;-&quot;;&quot;-&quot;;&quot;&quot;))">
            <text:p/>
          </table:table-cell>
          <table:table-cell table:formula="of:=IF([.Q10]=&quot;x&quot;;&quot;x&quot;;IF([.Q10]=&quot;-&quot;;&quot;-&quot;;&quot;&quot;))">
            <text:p/>
          </table:table-cell>
          <table:table-cell table:formula="of:=IF([.R10]=&quot;x&quot;;&quot;x&quot;;IF([.R10]=&quot;-&quot;;&quot;-&quot;;&quot;&quot;))">
            <text:p/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1]=&quot;x&quot;;&quot;x&quot;;IF([.M11]=&quot;-&quot;;&quot;-&quot;;&quot;&quot;))" office:value-type="string" office:string-value="x" calcext:value-type="string">
            <text:p>x</text:p>
          </table:table-cell>
          <table:table-cell table:formula="of:=IF([.N11]=&quot;x&quot;;&quot;x&quot;;IF([.N11]=&quot;-&quot;;&quot;-&quot;;&quot;&quot;))">
            <text:p/>
          </table:table-cell>
          <table:table-cell table:formula="of:=IF([.O11]=&quot;x&quot;;&quot;x&quot;;IF([.O11]=&quot;-&quot;;&quot;-&quot;;&quot;&quot;))">
            <text:p/>
          </table:table-cell>
          <table:table-cell table:formula="of:=IF([.P11]=&quot;x&quot;;&quot;x&quot;;IF([.P11]=&quot;-&quot;;&quot;-&quot;;&quot;&quot;))">
            <text:p/>
          </table:table-cell>
          <table:table-cell table:formula="of:=IF([.Q11]=&quot;x&quot;;&quot;x&quot;;IF([.Q11]=&quot;-&quot;;&quot;-&quot;;&quot;&quot;))">
            <text:p/>
          </table:table-cell>
          <table:table-cell table:formula="of:=IF([.R11]=&quot;x&quot;;&quot;x&quot;;IF([.R11]=&quot;-&quot;;&quot;-&quot;;&quot;&quot;))">
            <text:p/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2]=&quot;x&quot;;&quot;x&quot;;IF([.M12]=&quot;-&quot;;&quot;-&quot;;&quot;&quot;))" office:value-type="string" office:string-value="x" calcext:value-type="string">
            <text:p>x</text:p>
          </table:table-cell>
          <table:table-cell table:formula="of:=IF([.N12]=&quot;x&quot;;&quot;x&quot;;IF([.N12]=&quot;-&quot;;&quot;-&quot;;&quot;&quot;))">
            <text:p/>
          </table:table-cell>
          <table:table-cell table:formula="of:=IF([.O12]=&quot;x&quot;;&quot;x&quot;;IF([.O12]=&quot;-&quot;;&quot;-&quot;;&quot;&quot;))">
            <text:p/>
          </table:table-cell>
          <table:table-cell table:formula="of:=IF([.P12]=&quot;x&quot;;&quot;x&quot;;IF([.P12]=&quot;-&quot;;&quot;-&quot;;&quot;&quot;))">
            <text:p/>
          </table:table-cell>
          <table:table-cell table:formula="of:=IF([.Q12]=&quot;x&quot;;&quot;x&quot;;IF([.Q12]=&quot;-&quot;;&quot;-&quot;;&quot;&quot;))">
            <text:p/>
          </table:table-cell>
          <table:table-cell table:formula="of:=IF([.R12]=&quot;x&quot;;&quot;x&quot;;IF([.R12]=&quot;-&quot;;&quot;-&quot;;&quot;&quot;))">
            <text:p/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3]=&quot;x&quot;;&quot;x&quot;;IF([.M13]=&quot;-&quot;;&quot;-&quot;;&quot;&quot;))" office:value-type="string" office:string-value="x" calcext:value-type="string">
            <text:p>x</text:p>
          </table:table-cell>
          <table:table-cell table:formula="of:=IF([.N13]=&quot;x&quot;;&quot;x&quot;;IF([.N13]=&quot;-&quot;;&quot;-&quot;;&quot;&quot;))">
            <text:p/>
          </table:table-cell>
          <table:table-cell table:formula="of:=IF([.O13]=&quot;x&quot;;&quot;x&quot;;IF([.O13]=&quot;-&quot;;&quot;-&quot;;&quot;&quot;))">
            <text:p/>
          </table:table-cell>
          <table:table-cell table:formula="of:=IF([.P13]=&quot;x&quot;;&quot;x&quot;;IF([.P13]=&quot;-&quot;;&quot;-&quot;;&quot;&quot;))">
            <text:p/>
          </table:table-cell>
          <table:table-cell table:formula="of:=IF([.Q13]=&quot;x&quot;;&quot;x&quot;;IF([.Q13]=&quot;-&quot;;&quot;-&quot;;&quot;&quot;))">
            <text:p/>
          </table:table-cell>
          <table:table-cell table:formula="of:=IF([.R13]=&quot;x&quot;;&quot;x&quot;;IF([.R13]=&quot;-&quot;;&quot;-&quot;;&quot;&quot;))">
            <text:p/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4]=&quot;x&quot;;&quot;x&quot;;IF([.M14]=&quot;-&quot;;&quot;-&quot;;&quot;&quot;))">
            <text:p/>
          </table:table-cell>
          <table:table-cell table:formula="of:=IF([.N14]=&quot;x&quot;;&quot;x&quot;;IF([.N14]=&quot;-&quot;;&quot;-&quot;;&quot;&quot;))" office:value-type="string" office:string-value="x" calcext:value-type="string">
            <text:p>x</text:p>
          </table:table-cell>
          <table:table-cell table:formula="of:=IF([.O14]=&quot;x&quot;;&quot;x&quot;;IF([.O14]=&quot;-&quot;;&quot;-&quot;;&quot;&quot;))">
            <text:p/>
          </table:table-cell>
          <table:table-cell table:formula="of:=IF([.P14]=&quot;x&quot;;&quot;x&quot;;IF([.P14]=&quot;-&quot;;&quot;-&quot;;&quot;&quot;))">
            <text:p/>
          </table:table-cell>
          <table:table-cell table:formula="of:=IF([.Q14]=&quot;x&quot;;&quot;x&quot;;IF([.Q14]=&quot;-&quot;;&quot;-&quot;;&quot;&quot;))">
            <text:p/>
          </table:table-cell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5]=&quot;x&quot;;&quot;x&quot;;IF([.M15]=&quot;-&quot;;&quot;-&quot;;&quot;&quot;))">
            <text:p/>
          </table:table-cell>
          <table:table-cell table:formula="of:=IF([.N15]=&quot;x&quot;;&quot;x&quot;;IF([.N15]=&quot;-&quot;;&quot;-&quot;;&quot;&quot;))" office:value-type="string" office:string-value="x" calcext:value-type="string">
            <text:p>x</text:p>
          </table:table-cell>
          <table:table-cell table:formula="of:=IF([.O15]=&quot;x&quot;;&quot;x&quot;;IF([.O15]=&quot;-&quot;;&quot;-&quot;;&quot;&quot;))">
            <text:p/>
          </table:table-cell>
          <table:table-cell table:formula="of:=IF([.P15]=&quot;x&quot;;&quot;x&quot;;IF([.P15]=&quot;-&quot;;&quot;-&quot;;&quot;&quot;))">
            <text:p/>
          </table:table-cell>
          <table:table-cell table:formula="of:=IF([.Q15]=&quot;x&quot;;&quot;x&quot;;IF([.Q15]=&quot;-&quot;;&quot;-&quot;;&quot;&quot;))">
            <text:p/>
          </table:table-cell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6]=&quot;x&quot;;&quot;x&quot;;IF([.M16]=&quot;-&quot;;&quot;-&quot;;&quot;&quot;))">
            <text:p/>
          </table:table-cell>
          <table:table-cell table:formula="of:=IF([.N16]=&quot;x&quot;;&quot;x&quot;;IF([.N16]=&quot;-&quot;;&quot;-&quot;;&quot;&quot;))" office:value-type="string" office:string-value="x" calcext:value-type="string">
            <text:p>x</text:p>
          </table:table-cell>
          <table:table-cell table:formula="of:=IF([.O16]=&quot;x&quot;;&quot;x&quot;;IF([.O16]=&quot;-&quot;;&quot;-&quot;;&quot;&quot;))">
            <text:p/>
          </table:table-cell>
          <table:table-cell table:formula="of:=IF([.P16]=&quot;x&quot;;&quot;x&quot;;IF([.P16]=&quot;-&quot;;&quot;-&quot;;&quot;&quot;))">
            <text:p/>
          </table:table-cell>
          <table:table-cell table:formula="of:=IF([.Q16]=&quot;x&quot;;&quot;x&quot;;IF([.Q16]=&quot;-&quot;;&quot;-&quot;;&quot;&quot;))">
            <text:p/>
          </table:table-cell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7]=&quot;x&quot;;&quot;x&quot;;IF([.M17]=&quot;-&quot;;&quot;-&quot;;&quot;&quot;))">
            <text:p/>
          </table:table-cell>
          <table:table-cell table:formula="of:=IF([.N17]=&quot;x&quot;;&quot;x&quot;;IF([.N17]=&quot;-&quot;;&quot;-&quot;;&quot;&quot;))" office:value-type="string" office:string-value="x" calcext:value-type="string">
            <text:p>x</text:p>
          </table:table-cell>
          <table:table-cell table:formula="of:=IF([.O17]=&quot;x&quot;;&quot;x&quot;;IF([.O17]=&quot;-&quot;;&quot;-&quot;;&quot;&quot;))">
            <text:p/>
          </table:table-cell>
          <table:table-cell table:formula="of:=IF([.P17]=&quot;x&quot;;&quot;x&quot;;IF([.P17]=&quot;-&quot;;&quot;-&quot;;&quot;&quot;))">
            <text:p/>
          </table:table-cell>
          <table:table-cell table:formula="of:=IF([.Q17]=&quot;x&quot;;&quot;x&quot;;IF([.Q17]=&quot;-&quot;;&quot;-&quot;;&quot;&quot;))">
            <text:p/>
          </table:table-cell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8]=&quot;x&quot;;&quot;x&quot;;IF([.M18]=&quot;-&quot;;&quot;-&quot;;&quot;&quot;))">
            <text:p/>
          </table:table-cell>
          <table:table-cell table:formula="of:=IF([.N18]=&quot;x&quot;;&quot;x&quot;;IF([.N18]=&quot;-&quot;;&quot;-&quot;;&quot;&quot;))" office:value-type="string" office:string-value="x" calcext:value-type="string">
            <text:p>x</text:p>
          </table:table-cell>
          <table:table-cell table:formula="of:=IF([.O18]=&quot;x&quot;;&quot;x&quot;;IF([.O18]=&quot;-&quot;;&quot;-&quot;;&quot;&quot;))">
            <text:p/>
          </table:table-cell>
          <table:table-cell table:formula="of:=IF([.P18]=&quot;x&quot;;&quot;x&quot;;IF([.P18]=&quot;-&quot;;&quot;-&quot;;&quot;&quot;))">
            <text:p/>
          </table:table-cell>
          <table:table-cell table:formula="of:=IF([.Q18]=&quot;x&quot;;&quot;x&quot;;IF([.Q18]=&quot;-&quot;;&quot;-&quot;;&quot;&quot;))">
            <text:p/>
          </table:table-cell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9]=&quot;x&quot;;&quot;x&quot;;IF([.M19]=&quot;-&quot;;&quot;-&quot;;&quot;&quot;))">
            <text:p/>
          </table:table-cell>
          <table:table-cell table:formula="of:=IF([.N19]=&quot;x&quot;;&quot;x&quot;;IF([.N19]=&quot;-&quot;;&quot;-&quot;;&quot;&quot;))" office:value-type="string" office:string-value="x" calcext:value-type="string">
            <text:p>x</text:p>
          </table:table-cell>
          <table:table-cell table:formula="of:=IF([.O19]=&quot;x&quot;;&quot;x&quot;;IF([.O19]=&quot;-&quot;;&quot;-&quot;;&quot;&quot;))">
            <text:p/>
          </table:table-cell>
          <table:table-cell table:formula="of:=IF([.P19]=&quot;x&quot;;&quot;x&quot;;IF([.P19]=&quot;-&quot;;&quot;-&quot;;&quot;&quot;))">
            <text:p/>
          </table:table-cell>
          <table:table-cell table:formula="of:=IF([.Q19]=&quot;x&quot;;&quot;x&quot;;IF([.Q19]=&quot;-&quot;;&quot;-&quot;;&quot;&quot;))">
            <text:p/>
          </table:table-cell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0]=&quot;x&quot;;&quot;x&quot;;IF([.M20]=&quot;-&quot;;&quot;-&quot;;&quot;&quot;))">
            <text:p/>
          </table:table-cell>
          <table:table-cell table:formula="of:=IF([.N20]=&quot;x&quot;;&quot;x&quot;;IF([.N20]=&quot;-&quot;;&quot;-&quot;;&quot;&quot;))" office:value-type="string" office:string-value="x" calcext:value-type="string">
            <text:p>x</text:p>
          </table:table-cell>
          <table:table-cell table:formula="of:=IF([.O20]=&quot;x&quot;;&quot;x&quot;;IF([.O20]=&quot;-&quot;;&quot;-&quot;;&quot;&quot;))">
            <text:p/>
          </table:table-cell>
          <table:table-cell table:formula="of:=IF([.P20]=&quot;x&quot;;&quot;x&quot;;IF([.P20]=&quot;-&quot;;&quot;-&quot;;&quot;&quot;))">
            <text:p/>
          </table:table-cell>
          <table:table-cell table:formula="of:=IF([.Q20]=&quot;x&quot;;&quot;x&quot;;IF([.Q20]=&quot;-&quot;;&quot;-&quot;;&quot;&quot;))">
            <text:p/>
          </table:table-cell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1]=&quot;x&quot;;&quot;x&quot;;IF([.M21]=&quot;-&quot;;&quot;-&quot;;&quot;&quot;))">
            <text:p/>
          </table:table-cell>
          <table:table-cell table:formula="of:=IF([.N21]=&quot;x&quot;;&quot;x&quot;;IF([.N21]=&quot;-&quot;;&quot;-&quot;;&quot;&quot;))" office:value-type="string" office:string-value="x" calcext:value-type="string">
            <text:p>x</text:p>
          </table:table-cell>
          <table:table-cell table:formula="of:=IF([.O21]=&quot;x&quot;;&quot;x&quot;;IF([.O21]=&quot;-&quot;;&quot;-&quot;;&quot;&quot;))">
            <text:p/>
          </table:table-cell>
          <table:table-cell table:formula="of:=IF([.P21]=&quot;x&quot;;&quot;x&quot;;IF([.P21]=&quot;-&quot;;&quot;-&quot;;&quot;&quot;))">
            <text:p/>
          </table:table-cell>
          <table:table-cell table:formula="of:=IF([.Q21]=&quot;x&quot;;&quot;x&quot;;IF([.Q21]=&quot;-&quot;;&quot;-&quot;;&quot;&quot;))">
            <text:p/>
          </table:table-cell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2]=&quot;x&quot;;&quot;x&quot;;IF([.M22]=&quot;-&quot;;&quot;-&quot;;&quot;&quot;))">
            <text:p/>
          </table:table-cell>
          <table:table-cell table:formula="of:=IF([.N22]=&quot;x&quot;;&quot;x&quot;;IF([.N22]=&quot;-&quot;;&quot;-&quot;;&quot;&quot;))" office:value-type="string" office:string-value="x" calcext:value-type="string">
            <text:p>x</text:p>
          </table:table-cell>
          <table:table-cell table:formula="of:=IF([.O22]=&quot;x&quot;;&quot;x&quot;;IF([.O22]=&quot;-&quot;;&quot;-&quot;;&quot;&quot;))">
            <text:p/>
          </table:table-cell>
          <table:table-cell table:formula="of:=IF([.P22]=&quot;x&quot;;&quot;x&quot;;IF([.P22]=&quot;-&quot;;&quot;-&quot;;&quot;&quot;))">
            <text:p/>
          </table:table-cell>
          <table:table-cell table:formula="of:=IF([.Q22]=&quot;x&quot;;&quot;x&quot;;IF([.Q22]=&quot;-&quot;;&quot;-&quot;;&quot;&quot;))">
            <text:p/>
          </table:table-cell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3]=&quot;x&quot;;&quot;x&quot;;IF([.M23]=&quot;-&quot;;&quot;-&quot;;&quot;&quot;))">
            <text:p/>
          </table:table-cell>
          <table:table-cell table:formula="of:=IF([.N23]=&quot;x&quot;;&quot;x&quot;;IF([.N23]=&quot;-&quot;;&quot;-&quot;;&quot;&quot;))" office:value-type="string" office:string-value="x" calcext:value-type="string">
            <text:p>x</text:p>
          </table:table-cell>
          <table:table-cell table:formula="of:=IF([.O23]=&quot;x&quot;;&quot;x&quot;;IF([.O23]=&quot;-&quot;;&quot;-&quot;;&quot;&quot;))">
            <text:p/>
          </table:table-cell>
          <table:table-cell table:formula="of:=IF([.P23]=&quot;x&quot;;&quot;x&quot;;IF([.P23]=&quot;-&quot;;&quot;-&quot;;&quot;&quot;))">
            <text:p/>
          </table:table-cell>
          <table:table-cell table:formula="of:=IF([.Q23]=&quot;x&quot;;&quot;x&quot;;IF([.Q23]=&quot;-&quot;;&quot;-&quot;;&quot;&quot;))">
            <text:p/>
          </table:table-cell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4]=&quot;x&quot;;&quot;x&quot;;IF([.M24]=&quot;-&quot;;&quot;-&quot;;&quot;&quot;))">
            <text:p/>
          </table:table-cell>
          <table:table-cell table:formula="of:=IF([.N24]=&quot;x&quot;;&quot;x&quot;;IF([.N24]=&quot;-&quot;;&quot;-&quot;;&quot;&quot;))" office:value-type="string" office:string-value="x" calcext:value-type="string">
            <text:p>x</text:p>
          </table:table-cell>
          <table:table-cell table:formula="of:=IF([.O24]=&quot;x&quot;;&quot;x&quot;;IF([.O24]=&quot;-&quot;;&quot;-&quot;;&quot;&quot;))">
            <text:p/>
          </table:table-cell>
          <table:table-cell table:formula="of:=IF([.P24]=&quot;x&quot;;&quot;x&quot;;IF([.P24]=&quot;-&quot;;&quot;-&quot;;&quot;&quot;))">
            <text:p/>
          </table:table-cell>
          <table:table-cell table:formula="of:=IF([.Q24]=&quot;x&quot;;&quot;x&quot;;IF([.Q24]=&quot;-&quot;;&quot;-&quot;;&quot;&quot;))">
            <text:p/>
          </table:table-cell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5]=&quot;x&quot;;&quot;x&quot;;IF([.M25]=&quot;-&quot;;&quot;-&quot;;&quot;&quot;))">
            <text:p/>
          </table:table-cell>
          <table:table-cell table:formula="of:=IF([.N25]=&quot;x&quot;;&quot;x&quot;;IF([.N25]=&quot;-&quot;;&quot;-&quot;;&quot;&quot;))" office:value-type="string" office:string-value="x" calcext:value-type="string">
            <text:p>x</text:p>
          </table:table-cell>
          <table:table-cell table:formula="of:=IF([.O25]=&quot;x&quot;;&quot;x&quot;;IF([.O25]=&quot;-&quot;;&quot;-&quot;;&quot;&quot;))">
            <text:p/>
          </table:table-cell>
          <table:table-cell table:formula="of:=IF([.P25]=&quot;x&quot;;&quot;x&quot;;IF([.P25]=&quot;-&quot;;&quot;-&quot;;&quot;&quot;))">
            <text:p/>
          </table:table-cell>
          <table:table-cell table:formula="of:=IF([.Q25]=&quot;x&quot;;&quot;x&quot;;IF([.Q25]=&quot;-&quot;;&quot;-&quot;;&quot;&quot;))">
            <text:p/>
          </table:table-cell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6]=&quot;x&quot;;&quot;x&quot;;IF([.M26]=&quot;-&quot;;&quot;-&quot;;&quot;&quot;))">
            <text:p/>
          </table:table-cell>
          <table:table-cell table:formula="of:=IF([.N26]=&quot;x&quot;;&quot;x&quot;;IF([.N26]=&quot;-&quot;;&quot;-&quot;;&quot;&quot;))">
            <text:p/>
          </table:table-cell>
          <table:table-cell table:formula="of:=IF([.O26]=&quot;x&quot;;&quot;x&quot;;IF([.O26]=&quot;-&quot;;&quot;-&quot;;&quot;&quot;))" office:value-type="string" office:string-value="x" calcext:value-type="string">
            <text:p>x</text:p>
          </table:table-cell>
          <table:table-cell table:formula="of:=IF([.P26]=&quot;x&quot;;&quot;x&quot;;IF([.P26]=&quot;-&quot;;&quot;-&quot;;&quot;&quot;))">
            <text:p/>
          </table:table-cell>
          <table:table-cell table:formula="of:=IF([.Q26]=&quot;x&quot;;&quot;x&quot;;IF([.Q26]=&quot;-&quot;;&quot;-&quot;;&quot;&quot;))">
            <text:p/>
          </table:table-cell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7]=&quot;x&quot;;&quot;x&quot;;IF([.M27]=&quot;-&quot;;&quot;-&quot;;&quot;&quot;))">
            <text:p/>
          </table:table-cell>
          <table:table-cell table:formula="of:=IF([.N27]=&quot;x&quot;;&quot;x&quot;;IF([.N27]=&quot;-&quot;;&quot;-&quot;;&quot;&quot;))">
            <text:p/>
          </table:table-cell>
          <table:table-cell table:formula="of:=IF([.O27]=&quot;x&quot;;&quot;x&quot;;IF([.O27]=&quot;-&quot;;&quot;-&quot;;&quot;&quot;))" office:value-type="string" office:string-value="x" calcext:value-type="string">
            <text:p>x</text:p>
          </table:table-cell>
          <table:table-cell table:formula="of:=IF([.P27]=&quot;x&quot;;&quot;x&quot;;IF([.P27]=&quot;-&quot;;&quot;-&quot;;&quot;&quot;))">
            <text:p/>
          </table:table-cell>
          <table:table-cell table:formula="of:=IF([.Q27]=&quot;x&quot;;&quot;x&quot;;IF([.Q27]=&quot;-&quot;;&quot;-&quot;;&quot;&quot;))">
            <text:p/>
          </table:table-cell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8]=&quot;x&quot;;&quot;x&quot;;IF([.M28]=&quot;-&quot;;&quot;-&quot;;&quot;&quot;))">
            <text:p/>
          </table:table-cell>
          <table:table-cell table:formula="of:=IF([.N28]=&quot;x&quot;;&quot;x&quot;;IF([.N28]=&quot;-&quot;;&quot;-&quot;;&quot;&quot;))">
            <text:p/>
          </table:table-cell>
          <table:table-cell table:formula="of:=IF([.O28]=&quot;x&quot;;&quot;x&quot;;IF([.O28]=&quot;-&quot;;&quot;-&quot;;&quot;&quot;))" office:value-type="string" office:string-value="x" calcext:value-type="string">
            <text:p>x</text:p>
          </table:table-cell>
          <table:table-cell table:formula="of:=IF([.P28]=&quot;x&quot;;&quot;x&quot;;IF([.P28]=&quot;-&quot;;&quot;-&quot;;&quot;&quot;))">
            <text:p/>
          </table:table-cell>
          <table:table-cell table:formula="of:=IF([.Q28]=&quot;x&quot;;&quot;x&quot;;IF([.Q28]=&quot;-&quot;;&quot;-&quot;;&quot;&quot;))">
            <text:p/>
          </table:table-cell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9]=&quot;x&quot;;&quot;x&quot;;IF([.M29]=&quot;-&quot;;&quot;-&quot;;&quot;&quot;))">
            <text:p/>
          </table:table-cell>
          <table:table-cell table:formula="of:=IF([.N29]=&quot;x&quot;;&quot;x&quot;;IF([.N29]=&quot;-&quot;;&quot;-&quot;;&quot;&quot;))">
            <text:p/>
          </table:table-cell>
          <table:table-cell table:formula="of:=IF([.O29]=&quot;x&quot;;&quot;x&quot;;IF([.O29]=&quot;-&quot;;&quot;-&quot;;&quot;&quot;))" office:value-type="string" office:string-value="x" calcext:value-type="string">
            <text:p>x</text:p>
          </table:table-cell>
          <table:table-cell table:formula="of:=IF([.P29]=&quot;x&quot;;&quot;x&quot;;IF([.P29]=&quot;-&quot;;&quot;-&quot;;&quot;&quot;))">
            <text:p/>
          </table:table-cell>
          <table:table-cell table:formula="of:=IF([.Q29]=&quot;x&quot;;&quot;x&quot;;IF([.Q29]=&quot;-&quot;;&quot;-&quot;;&quot;&quot;))">
            <text:p/>
          </table:table-cell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0]=&quot;x&quot;;&quot;x&quot;;IF([.M30]=&quot;-&quot;;&quot;-&quot;;&quot;&quot;))">
            <text:p/>
          </table:table-cell>
          <table:table-cell table:formula="of:=IF([.N30]=&quot;x&quot;;&quot;x&quot;;IF([.N30]=&quot;-&quot;;&quot;-&quot;;&quot;&quot;))">
            <text:p/>
          </table:table-cell>
          <table:table-cell table:formula="of:=IF([.O30]=&quot;x&quot;;&quot;x&quot;;IF([.O30]=&quot;-&quot;;&quot;-&quot;;&quot;&quot;))" office:value-type="string" office:string-value="x" calcext:value-type="string">
            <text:p>x</text:p>
          </table:table-cell>
          <table:table-cell table:formula="of:=IF([.P30]=&quot;x&quot;;&quot;x&quot;;IF([.P30]=&quot;-&quot;;&quot;-&quot;;&quot;&quot;))">
            <text:p/>
          </table:table-cell>
          <table:table-cell table:formula="of:=IF([.Q30]=&quot;x&quot;;&quot;x&quot;;IF([.Q30]=&quot;-&quot;;&quot;-&quot;;&quot;&quot;))">
            <text:p/>
          </table:table-cell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1]=&quot;x&quot;;&quot;x&quot;;IF([.M31]=&quot;-&quot;;&quot;-&quot;;&quot;&quot;))">
            <text:p/>
          </table:table-cell>
          <table:table-cell table:formula="of:=IF([.N31]=&quot;x&quot;;&quot;x&quot;;IF([.N31]=&quot;-&quot;;&quot;-&quot;;&quot;&quot;))">
            <text:p/>
          </table:table-cell>
          <table:table-cell table:formula="of:=IF([.O31]=&quot;x&quot;;&quot;x&quot;;IF([.O31]=&quot;-&quot;;&quot;-&quot;;&quot;&quot;))" office:value-type="string" office:string-value="x" calcext:value-type="string">
            <text:p>x</text:p>
          </table:table-cell>
          <table:table-cell table:formula="of:=IF([.P31]=&quot;x&quot;;&quot;x&quot;;IF([.P31]=&quot;-&quot;;&quot;-&quot;;&quot;&quot;))">
            <text:p/>
          </table:table-cell>
          <table:table-cell table:formula="of:=IF([.Q31]=&quot;x&quot;;&quot;x&quot;;IF([.Q31]=&quot;-&quot;;&quot;-&quot;;&quot;&quot;))">
            <text:p/>
          </table:table-cell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2]=&quot;x&quot;;&quot;x&quot;;IF([.M32]=&quot;-&quot;;&quot;-&quot;;&quot;&quot;))">
            <text:p/>
          </table:table-cell>
          <table:table-cell table:formula="of:=IF([.N32]=&quot;x&quot;;&quot;x&quot;;IF([.N32]=&quot;-&quot;;&quot;-&quot;;&quot;&quot;))">
            <text:p/>
          </table:table-cell>
          <table:table-cell table:formula="of:=IF([.O32]=&quot;x&quot;;&quot;x&quot;;IF([.O32]=&quot;-&quot;;&quot;-&quot;;&quot;&quot;))" office:value-type="string" office:string-value="x" calcext:value-type="string">
            <text:p>x</text:p>
          </table:table-cell>
          <table:table-cell table:formula="of:=IF([.P32]=&quot;x&quot;;&quot;x&quot;;IF([.P32]=&quot;-&quot;;&quot;-&quot;;&quot;&quot;))">
            <text:p/>
          </table:table-cell>
          <table:table-cell table:formula="of:=IF([.Q32]=&quot;x&quot;;&quot;x&quot;;IF([.Q32]=&quot;-&quot;;&quot;-&quot;;&quot;&quot;))">
            <text:p/>
          </table:table-cell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3]=&quot;x&quot;;&quot;x&quot;;IF([.M33]=&quot;-&quot;;&quot;-&quot;;&quot;&quot;))">
            <text:p/>
          </table:table-cell>
          <table:table-cell table:formula="of:=IF([.N33]=&quot;x&quot;;&quot;x&quot;;IF([.N33]=&quot;-&quot;;&quot;-&quot;;&quot;&quot;))">
            <text:p/>
          </table:table-cell>
          <table:table-cell table:formula="of:=IF([.O33]=&quot;x&quot;;&quot;x&quot;;IF([.O33]=&quot;-&quot;;&quot;-&quot;;&quot;&quot;))" office:value-type="string" office:string-value="x" calcext:value-type="string">
            <text:p>x</text:p>
          </table:table-cell>
          <table:table-cell table:formula="of:=IF([.P33]=&quot;x&quot;;&quot;x&quot;;IF([.P33]=&quot;-&quot;;&quot;-&quot;;&quot;&quot;))">
            <text:p/>
          </table:table-cell>
          <table:table-cell table:formula="of:=IF([.Q33]=&quot;x&quot;;&quot;x&quot;;IF([.Q33]=&quot;-&quot;;&quot;-&quot;;&quot;&quot;))">
            <text:p/>
          </table:table-cell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4]=&quot;x&quot;;&quot;x&quot;;IF([.M34]=&quot;-&quot;;&quot;-&quot;;&quot;&quot;))">
            <text:p/>
          </table:table-cell>
          <table:table-cell table:formula="of:=IF([.N34]=&quot;x&quot;;&quot;x&quot;;IF([.N34]=&quot;-&quot;;&quot;-&quot;;&quot;&quot;))">
            <text:p/>
          </table:table-cell>
          <table:table-cell table:formula="of:=IF([.O34]=&quot;x&quot;;&quot;x&quot;;IF([.O34]=&quot;-&quot;;&quot;-&quot;;&quot;&quot;))" office:value-type="string" office:string-value="x" calcext:value-type="string">
            <text:p>x</text:p>
          </table:table-cell>
          <table:table-cell table:formula="of:=IF([.P34]=&quot;x&quot;;&quot;x&quot;;IF([.P34]=&quot;-&quot;;&quot;-&quot;;&quot;&quot;))">
            <text:p/>
          </table:table-cell>
          <table:table-cell table:formula="of:=IF([.Q34]=&quot;x&quot;;&quot;x&quot;;IF([.Q34]=&quot;-&quot;;&quot;-&quot;;&quot;&quot;))">
            <text:p/>
          </table:table-cell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5]=&quot;x&quot;;&quot;x&quot;;IF([.M35]=&quot;-&quot;;&quot;-&quot;;&quot;&quot;))">
            <text:p/>
          </table:table-cell>
          <table:table-cell table:formula="of:=IF([.N35]=&quot;x&quot;;&quot;x&quot;;IF([.N35]=&quot;-&quot;;&quot;-&quot;;&quot;&quot;))">
            <text:p/>
          </table:table-cell>
          <table:table-cell table:formula="of:=IF([.O35]=&quot;x&quot;;&quot;x&quot;;IF([.O35]=&quot;-&quot;;&quot;-&quot;;&quot;&quot;))" office:value-type="string" office:string-value="x" calcext:value-type="string">
            <text:p>x</text:p>
          </table:table-cell>
          <table:table-cell table:formula="of:=IF([.P35]=&quot;x&quot;;&quot;x&quot;;IF([.P35]=&quot;-&quot;;&quot;-&quot;;&quot;&quot;))">
            <text:p/>
          </table:table-cell>
          <table:table-cell table:formula="of:=IF([.Q35]=&quot;x&quot;;&quot;x&quot;;IF([.Q35]=&quot;-&quot;;&quot;-&quot;;&quot;&quot;))">
            <text:p/>
          </table:table-cell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6]=&quot;x&quot;;&quot;x&quot;;IF([.M36]=&quot;-&quot;;&quot;-&quot;;&quot;&quot;))">
            <text:p/>
          </table:table-cell>
          <table:table-cell table:formula="of:=IF([.N36]=&quot;x&quot;;&quot;x&quot;;IF([.N36]=&quot;-&quot;;&quot;-&quot;;&quot;&quot;))">
            <text:p/>
          </table:table-cell>
          <table:table-cell table:formula="of:=IF([.O36]=&quot;x&quot;;&quot;x&quot;;IF([.O36]=&quot;-&quot;;&quot;-&quot;;&quot;&quot;))" office:value-type="string" office:string-value="x" calcext:value-type="string">
            <text:p>x</text:p>
          </table:table-cell>
          <table:table-cell table:formula="of:=IF([.P36]=&quot;x&quot;;&quot;x&quot;;IF([.P36]=&quot;-&quot;;&quot;-&quot;;&quot;&quot;))">
            <text:p/>
          </table:table-cell>
          <table:table-cell table:formula="of:=IF([.Q36]=&quot;x&quot;;&quot;x&quot;;IF([.Q36]=&quot;-&quot;;&quot;-&quot;;&quot;&quot;))">
            <text:p/>
          </table:table-cell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7]=&quot;x&quot;;&quot;x&quot;;IF([.M37]=&quot;-&quot;;&quot;-&quot;;&quot;&quot;))">
            <text:p/>
          </table:table-cell>
          <table:table-cell table:formula="of:=IF([.N37]=&quot;x&quot;;&quot;x&quot;;IF([.N37]=&quot;-&quot;;&quot;-&quot;;&quot;&quot;))">
            <text:p/>
          </table:table-cell>
          <table:table-cell table:formula="of:=IF([.O37]=&quot;x&quot;;&quot;x&quot;;IF([.O37]=&quot;-&quot;;&quot;-&quot;;&quot;&quot;))" office:value-type="string" office:string-value="x" calcext:value-type="string">
            <text:p>x</text:p>
          </table:table-cell>
          <table:table-cell table:formula="of:=IF([.P37]=&quot;x&quot;;&quot;x&quot;;IF([.P37]=&quot;-&quot;;&quot;-&quot;;&quot;&quot;))">
            <text:p/>
          </table:table-cell>
          <table:table-cell table:formula="of:=IF([.Q37]=&quot;x&quot;;&quot;x&quot;;IF([.Q37]=&quot;-&quot;;&quot;-&quot;;&quot;&quot;))">
            <text:p/>
          </table:table-cell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38]=&quot;x&quot;;&quot;x&quot;;IF([.M38]=&quot;-&quot;;&quot;-&quot;;&quot;&quot;))">
            <text:p/>
          </table:table-cell>
          <table:table-cell table:formula="of:=IF([.N38]=&quot;x&quot;;&quot;x&quot;;IF([.N38]=&quot;-&quot;;&quot;-&quot;;&quot;&quot;))">
            <text:p/>
          </table:table-cell>
          <table:table-cell table:formula="of:=IF([.O38]=&quot;x&quot;;&quot;x&quot;;IF([.O38]=&quot;-&quot;;&quot;-&quot;;&quot;&quot;))">
            <text:p/>
          </table:table-cell>
          <table:table-cell table:formula="of:=IF([.P38]=&quot;x&quot;;&quot;x&quot;;IF([.P38]=&quot;-&quot;;&quot;-&quot;;&quot;&quot;))" office:value-type="string" office:string-value="x" calcext:value-type="string">
            <text:p>x</text:p>
          </table:table-cell>
          <table:table-cell table:formula="of:=IF([.Q38]=&quot;x&quot;;&quot;x&quot;;IF([.Q38]=&quot;-&quot;;&quot;-&quot;;&quot;&quot;))">
            <text:p/>
          </table:table-cell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39]=&quot;x&quot;;&quot;x&quot;;IF([.M39]=&quot;-&quot;;&quot;-&quot;;&quot;&quot;))">
            <text:p/>
          </table:table-cell>
          <table:table-cell table:formula="of:=IF([.N39]=&quot;x&quot;;&quot;x&quot;;IF([.N39]=&quot;-&quot;;&quot;-&quot;;&quot;&quot;))">
            <text:p/>
          </table:table-cell>
          <table:table-cell table:formula="of:=IF([.O39]=&quot;x&quot;;&quot;x&quot;;IF([.O39]=&quot;-&quot;;&quot;-&quot;;&quot;&quot;))">
            <text:p/>
          </table:table-cell>
          <table:table-cell table:formula="of:=IF([.P39]=&quot;x&quot;;&quot;x&quot;;IF([.P39]=&quot;-&quot;;&quot;-&quot;;&quot;&quot;))" office:value-type="string" office:string-value="x" calcext:value-type="string">
            <text:p>x</text:p>
          </table:table-cell>
          <table:table-cell table:formula="of:=IF([.Q39]=&quot;x&quot;;&quot;x&quot;;IF([.Q39]=&quot;-&quot;;&quot;-&quot;;&quot;&quot;))">
            <text:p/>
          </table:table-cell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0]=&quot;x&quot;;&quot;x&quot;;IF([.M40]=&quot;-&quot;;&quot;-&quot;;&quot;&quot;))">
            <text:p/>
          </table:table-cell>
          <table:table-cell table:formula="of:=IF([.N40]=&quot;x&quot;;&quot;x&quot;;IF([.N40]=&quot;-&quot;;&quot;-&quot;;&quot;&quot;))">
            <text:p/>
          </table:table-cell>
          <table:table-cell table:formula="of:=IF([.O40]=&quot;x&quot;;&quot;x&quot;;IF([.O40]=&quot;-&quot;;&quot;-&quot;;&quot;&quot;))">
            <text:p/>
          </table:table-cell>
          <table:table-cell table:formula="of:=IF([.P40]=&quot;x&quot;;&quot;x&quot;;IF([.P40]=&quot;-&quot;;&quot;-&quot;;&quot;&quot;))" office:value-type="string" office:string-value="x" calcext:value-type="string">
            <text:p>x</text:p>
          </table:table-cell>
          <table:table-cell table:formula="of:=IF([.Q40]=&quot;x&quot;;&quot;x&quot;;IF([.Q40]=&quot;-&quot;;&quot;-&quot;;&quot;&quot;))">
            <text:p/>
          </table:table-cell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1]=&quot;x&quot;;&quot;x&quot;;IF([.M41]=&quot;-&quot;;&quot;-&quot;;&quot;&quot;))">
            <text:p/>
          </table:table-cell>
          <table:table-cell table:formula="of:=IF([.N41]=&quot;x&quot;;&quot;x&quot;;IF([.N41]=&quot;-&quot;;&quot;-&quot;;&quot;&quot;))">
            <text:p/>
          </table:table-cell>
          <table:table-cell table:formula="of:=IF([.O41]=&quot;x&quot;;&quot;x&quot;;IF([.O41]=&quot;-&quot;;&quot;-&quot;;&quot;&quot;))">
            <text:p/>
          </table:table-cell>
          <table:table-cell table:formula="of:=IF([.P41]=&quot;x&quot;;&quot;x&quot;;IF([.P41]=&quot;-&quot;;&quot;-&quot;;&quot;&quot;))" office:value-type="string" office:string-value="x" calcext:value-type="string">
            <text:p>x</text:p>
          </table:table-cell>
          <table:table-cell table:formula="of:=IF([.Q41]=&quot;x&quot;;&quot;x&quot;;IF([.Q41]=&quot;-&quot;;&quot;-&quot;;&quot;&quot;))">
            <text:p/>
          </table:table-cell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2]=&quot;x&quot;;&quot;x&quot;;IF([.M42]=&quot;-&quot;;&quot;-&quot;;&quot;&quot;))">
            <text:p/>
          </table:table-cell>
          <table:table-cell table:formula="of:=IF([.N42]=&quot;x&quot;;&quot;x&quot;;IF([.N42]=&quot;-&quot;;&quot;-&quot;;&quot;&quot;))">
            <text:p/>
          </table:table-cell>
          <table:table-cell table:formula="of:=IF([.O42]=&quot;x&quot;;&quot;x&quot;;IF([.O42]=&quot;-&quot;;&quot;-&quot;;&quot;&quot;))">
            <text:p/>
          </table:table-cell>
          <table:table-cell table:formula="of:=IF([.P42]=&quot;x&quot;;&quot;x&quot;;IF([.P42]=&quot;-&quot;;&quot;-&quot;;&quot;&quot;))" office:value-type="string" office:string-value="x" calcext:value-type="string">
            <text:p>x</text:p>
          </table:table-cell>
          <table:table-cell table:formula="of:=IF([.Q42]=&quot;x&quot;;&quot;x&quot;;IF([.Q42]=&quot;-&quot;;&quot;-&quot;;&quot;&quot;))">
            <text:p/>
          </table:table-cell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3]=&quot;x&quot;;&quot;x&quot;;IF([.M43]=&quot;-&quot;;&quot;-&quot;;&quot;&quot;))">
            <text:p/>
          </table:table-cell>
          <table:table-cell table:formula="of:=IF([.N43]=&quot;x&quot;;&quot;x&quot;;IF([.N43]=&quot;-&quot;;&quot;-&quot;;&quot;&quot;))">
            <text:p/>
          </table:table-cell>
          <table:table-cell table:formula="of:=IF([.O43]=&quot;x&quot;;&quot;x&quot;;IF([.O43]=&quot;-&quot;;&quot;-&quot;;&quot;&quot;))">
            <text:p/>
          </table:table-cell>
          <table:table-cell table:formula="of:=IF([.P43]=&quot;x&quot;;&quot;x&quot;;IF([.P43]=&quot;-&quot;;&quot;-&quot;;&quot;&quot;))" office:value-type="string" office:string-value="x" calcext:value-type="string">
            <text:p>x</text:p>
          </table:table-cell>
          <table:table-cell table:formula="of:=IF([.Q43]=&quot;x&quot;;&quot;x&quot;;IF([.Q43]=&quot;-&quot;;&quot;-&quot;;&quot;&quot;))">
            <text:p/>
          </table:table-cell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4]=&quot;x&quot;;&quot;x&quot;;IF([.M44]=&quot;-&quot;;&quot;-&quot;;&quot;&quot;))">
            <text:p/>
          </table:table-cell>
          <table:table-cell table:formula="of:=IF([.N44]=&quot;x&quot;;&quot;x&quot;;IF([.N44]=&quot;-&quot;;&quot;-&quot;;&quot;&quot;))">
            <text:p/>
          </table:table-cell>
          <table:table-cell table:formula="of:=IF([.O44]=&quot;x&quot;;&quot;x&quot;;IF([.O44]=&quot;-&quot;;&quot;-&quot;;&quot;&quot;))">
            <text:p/>
          </table:table-cell>
          <table:table-cell table:formula="of:=IF([.P44]=&quot;x&quot;;&quot;x&quot;;IF([.P44]=&quot;-&quot;;&quot;-&quot;;&quot;&quot;))" office:value-type="string" office:string-value="x" calcext:value-type="string">
            <text:p>x</text:p>
          </table:table-cell>
          <table:table-cell table:formula="of:=IF([.Q44]=&quot;x&quot;;&quot;x&quot;;IF([.Q44]=&quot;-&quot;;&quot;-&quot;;&quot;&quot;))">
            <text:p/>
          </table:table-cell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5]=&quot;x&quot;;&quot;x&quot;;IF([.M45]=&quot;-&quot;;&quot;-&quot;;&quot;&quot;))">
            <text:p/>
          </table:table-cell>
          <table:table-cell table:formula="of:=IF([.N45]=&quot;x&quot;;&quot;x&quot;;IF([.N45]=&quot;-&quot;;&quot;-&quot;;&quot;&quot;))">
            <text:p/>
          </table:table-cell>
          <table:table-cell table:formula="of:=IF([.O45]=&quot;x&quot;;&quot;x&quot;;IF([.O45]=&quot;-&quot;;&quot;-&quot;;&quot;&quot;))">
            <text:p/>
          </table:table-cell>
          <table:table-cell table:formula="of:=IF([.P45]=&quot;x&quot;;&quot;x&quot;;IF([.P45]=&quot;-&quot;;&quot;-&quot;;&quot;&quot;))" office:value-type="string" office:string-value="x" calcext:value-type="string">
            <text:p>x</text:p>
          </table:table-cell>
          <table:table-cell table:formula="of:=IF([.Q45]=&quot;x&quot;;&quot;x&quot;;IF([.Q45]=&quot;-&quot;;&quot;-&quot;;&quot;&quot;))">
            <text:p/>
          </table:table-cell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6]=&quot;x&quot;;&quot;x&quot;;IF([.M46]=&quot;-&quot;;&quot;-&quot;;&quot;&quot;))">
            <text:p/>
          </table:table-cell>
          <table:table-cell table:formula="of:=IF([.N46]=&quot;x&quot;;&quot;x&quot;;IF([.N46]=&quot;-&quot;;&quot;-&quot;;&quot;&quot;))">
            <text:p/>
          </table:table-cell>
          <table:table-cell table:formula="of:=IF([.O46]=&quot;x&quot;;&quot;x&quot;;IF([.O46]=&quot;-&quot;;&quot;-&quot;;&quot;&quot;))">
            <text:p/>
          </table:table-cell>
          <table:table-cell table:formula="of:=IF([.P46]=&quot;x&quot;;&quot;x&quot;;IF([.P46]=&quot;-&quot;;&quot;-&quot;;&quot;&quot;))" office:value-type="string" office:string-value="x" calcext:value-type="string">
            <text:p>x</text:p>
          </table:table-cell>
          <table:table-cell table:formula="of:=IF([.Q46]=&quot;x&quot;;&quot;x&quot;;IF([.Q46]=&quot;-&quot;;&quot;-&quot;;&quot;&quot;))">
            <text:p/>
          </table:table-cell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7]=&quot;x&quot;;&quot;x&quot;;IF([.M47]=&quot;-&quot;;&quot;-&quot;;&quot;&quot;))">
            <text:p/>
          </table:table-cell>
          <table:table-cell table:formula="of:=IF([.N47]=&quot;x&quot;;&quot;x&quot;;IF([.N47]=&quot;-&quot;;&quot;-&quot;;&quot;&quot;))">
            <text:p/>
          </table:table-cell>
          <table:table-cell table:formula="of:=IF([.O47]=&quot;x&quot;;&quot;x&quot;;IF([.O47]=&quot;-&quot;;&quot;-&quot;;&quot;&quot;))">
            <text:p/>
          </table:table-cell>
          <table:table-cell table:formula="of:=IF([.P47]=&quot;x&quot;;&quot;x&quot;;IF([.P47]=&quot;-&quot;;&quot;-&quot;;&quot;&quot;))" office:value-type="string" office:string-value="x" calcext:value-type="string">
            <text:p>x</text:p>
          </table:table-cell>
          <table:table-cell table:formula="of:=IF([.Q47]=&quot;x&quot;;&quot;x&quot;;IF([.Q47]=&quot;-&quot;;&quot;-&quot;;&quot;&quot;))">
            <text:p/>
          </table:table-cell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8]=&quot;x&quot;;&quot;x&quot;;IF([.M48]=&quot;-&quot;;&quot;-&quot;;&quot;&quot;))">
            <text:p/>
          </table:table-cell>
          <table:table-cell table:formula="of:=IF([.N48]=&quot;x&quot;;&quot;x&quot;;IF([.N48]=&quot;-&quot;;&quot;-&quot;;&quot;&quot;))">
            <text:p/>
          </table:table-cell>
          <table:table-cell table:formula="of:=IF([.O48]=&quot;x&quot;;&quot;x&quot;;IF([.O48]=&quot;-&quot;;&quot;-&quot;;&quot;&quot;))">
            <text:p/>
          </table:table-cell>
          <table:table-cell table:formula="of:=IF([.P48]=&quot;x&quot;;&quot;x&quot;;IF([.P48]=&quot;-&quot;;&quot;-&quot;;&quot;&quot;))" office:value-type="string" office:string-value="x" calcext:value-type="string">
            <text:p>x</text:p>
          </table:table-cell>
          <table:table-cell table:formula="of:=IF([.Q48]=&quot;x&quot;;&quot;x&quot;;IF([.Q48]=&quot;-&quot;;&quot;-&quot;;&quot;&quot;))">
            <text:p/>
          </table:table-cell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9]=&quot;x&quot;;&quot;x&quot;;IF([.M49]=&quot;-&quot;;&quot;-&quot;;&quot;&quot;))">
            <text:p/>
          </table:table-cell>
          <table:table-cell table:formula="of:=IF([.N49]=&quot;x&quot;;&quot;x&quot;;IF([.N49]=&quot;-&quot;;&quot;-&quot;;&quot;&quot;))">
            <text:p/>
          </table:table-cell>
          <table:table-cell table:formula="of:=IF([.O49]=&quot;x&quot;;&quot;x&quot;;IF([.O49]=&quot;-&quot;;&quot;-&quot;;&quot;&quot;))">
            <text:p/>
          </table:table-cell>
          <table:table-cell table:formula="of:=IF([.P49]=&quot;x&quot;;&quot;x&quot;;IF([.P49]=&quot;-&quot;;&quot;-&quot;;&quot;&quot;))" office:value-type="string" office:string-value="x" calcext:value-type="string">
            <text:p>x</text:p>
          </table:table-cell>
          <table:table-cell table:formula="of:=IF([.Q49]=&quot;x&quot;;&quot;x&quot;;IF([.Q49]=&quot;-&quot;;&quot;-&quot;;&quot;&quot;))">
            <text:p/>
          </table:table-cell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0]=&quot;x&quot;;&quot;x&quot;;IF([.M50]=&quot;-&quot;;&quot;-&quot;;&quot;&quot;))">
            <text:p/>
          </table:table-cell>
          <table:table-cell table:formula="of:=IF([.N50]=&quot;x&quot;;&quot;x&quot;;IF([.N50]=&quot;-&quot;;&quot;-&quot;;&quot;&quot;))">
            <text:p/>
          </table:table-cell>
          <table:table-cell table:formula="of:=IF([.O50]=&quot;x&quot;;&quot;x&quot;;IF([.O50]=&quot;-&quot;;&quot;-&quot;;&quot;&quot;))">
            <text:p/>
          </table:table-cell>
          <table:table-cell table:formula="of:=IF([.P50]=&quot;x&quot;;&quot;x&quot;;IF([.P50]=&quot;-&quot;;&quot;-&quot;;&quot;&quot;))">
            <text:p/>
          </table:table-cell>
          <table:table-cell table:formula="of:=IF([.Q50]=&quot;x&quot;;&quot;x&quot;;IF([.Q50]=&quot;-&quot;;&quot;-&quot;;&quot;&quot;))" office:value-type="string" office:string-value="x" calcext:value-type="string">
            <text:p>x</text:p>
          </table:table-cell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>
            <text:p/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1]=&quot;x&quot;;&quot;x&quot;;IF([.M51]=&quot;-&quot;;&quot;-&quot;;&quot;&quot;))">
            <text:p/>
          </table:table-cell>
          <table:table-cell table:formula="of:=IF([.N51]=&quot;x&quot;;&quot;x&quot;;IF([.N51]=&quot;-&quot;;&quot;-&quot;;&quot;&quot;))">
            <text:p/>
          </table:table-cell>
          <table:table-cell table:formula="of:=IF([.O51]=&quot;x&quot;;&quot;x&quot;;IF([.O51]=&quot;-&quot;;&quot;-&quot;;&quot;&quot;))">
            <text:p/>
          </table:table-cell>
          <table:table-cell table:formula="of:=IF([.P51]=&quot;x&quot;;&quot;x&quot;;IF([.P51]=&quot;-&quot;;&quot;-&quot;;&quot;&quot;))">
            <text:p/>
          </table:table-cell>
          <table:table-cell table:formula="of:=IF([.Q51]=&quot;x&quot;;&quot;x&quot;;IF([.Q51]=&quot;-&quot;;&quot;-&quot;;&quot;&quot;))" office:value-type="string" office:string-value="x" calcext:value-type="string">
            <text:p>x</text:p>
          </table:table-cell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>
            <text:p/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2]=&quot;x&quot;;&quot;x&quot;;IF([.M52]=&quot;-&quot;;&quot;-&quot;;&quot;&quot;))">
            <text:p/>
          </table:table-cell>
          <table:table-cell table:formula="of:=IF([.N52]=&quot;x&quot;;&quot;x&quot;;IF([.N52]=&quot;-&quot;;&quot;-&quot;;&quot;&quot;))">
            <text:p/>
          </table:table-cell>
          <table:table-cell table:formula="of:=IF([.O52]=&quot;x&quot;;&quot;x&quot;;IF([.O52]=&quot;-&quot;;&quot;-&quot;;&quot;&quot;))">
            <text:p/>
          </table:table-cell>
          <table:table-cell table:formula="of:=IF([.P52]=&quot;x&quot;;&quot;x&quot;;IF([.P52]=&quot;-&quot;;&quot;-&quot;;&quot;&quot;))">
            <text:p/>
          </table:table-cell>
          <table:table-cell table:formula="of:=IF([.Q52]=&quot;x&quot;;&quot;x&quot;;IF([.Q52]=&quot;-&quot;;&quot;-&quot;;&quot;&quot;))" office:value-type="string" office:string-value="x" calcext:value-type="string">
            <text:p>x</text:p>
          </table:table-cell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>
            <text:p/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3]=&quot;x&quot;;&quot;x&quot;;IF([.M53]=&quot;-&quot;;&quot;-&quot;;&quot;&quot;))">
            <text:p/>
          </table:table-cell>
          <table:table-cell table:formula="of:=IF([.N53]=&quot;x&quot;;&quot;x&quot;;IF([.N53]=&quot;-&quot;;&quot;-&quot;;&quot;&quot;))">
            <text:p/>
          </table:table-cell>
          <table:table-cell table:formula="of:=IF([.O53]=&quot;x&quot;;&quot;x&quot;;IF([.O53]=&quot;-&quot;;&quot;-&quot;;&quot;&quot;))">
            <text:p/>
          </table:table-cell>
          <table:table-cell table:formula="of:=IF([.P53]=&quot;x&quot;;&quot;x&quot;;IF([.P53]=&quot;-&quot;;&quot;-&quot;;&quot;&quot;))">
            <text:p/>
          </table:table-cell>
          <table:table-cell table:formula="of:=IF([.Q53]=&quot;x&quot;;&quot;x&quot;;IF([.Q53]=&quot;-&quot;;&quot;-&quot;;&quot;&quot;))" office:value-type="string" office:string-value="x" calcext:value-type="string">
            <text:p>x</text:p>
          </table:table-cell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>
            <text:p/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4]=&quot;x&quot;;&quot;x&quot;;IF([.M54]=&quot;-&quot;;&quot;-&quot;;&quot;&quot;))">
            <text:p/>
          </table:table-cell>
          <table:table-cell table:formula="of:=IF([.N54]=&quot;x&quot;;&quot;x&quot;;IF([.N54]=&quot;-&quot;;&quot;-&quot;;&quot;&quot;))">
            <text:p/>
          </table:table-cell>
          <table:table-cell table:formula="of:=IF([.O54]=&quot;x&quot;;&quot;x&quot;;IF([.O54]=&quot;-&quot;;&quot;-&quot;;&quot;&quot;))">
            <text:p/>
          </table:table-cell>
          <table:table-cell table:formula="of:=IF([.P54]=&quot;x&quot;;&quot;x&quot;;IF([.P54]=&quot;-&quot;;&quot;-&quot;;&quot;&quot;))">
            <text:p/>
          </table:table-cell>
          <table:table-cell table:formula="of:=IF([.Q54]=&quot;x&quot;;&quot;x&quot;;IF([.Q54]=&quot;-&quot;;&quot;-&quot;;&quot;&quot;))" office:value-type="string" office:string-value="x" calcext:value-type="string">
            <text:p>x</text:p>
          </table:table-cell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>
            <text:p/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5]=&quot;x&quot;;&quot;x&quot;;IF([.M55]=&quot;-&quot;;&quot;-&quot;;&quot;&quot;))">
            <text:p/>
          </table:table-cell>
          <table:table-cell table:formula="of:=IF([.N55]=&quot;x&quot;;&quot;x&quot;;IF([.N55]=&quot;-&quot;;&quot;-&quot;;&quot;&quot;))">
            <text:p/>
          </table:table-cell>
          <table:table-cell table:formula="of:=IF([.O55]=&quot;x&quot;;&quot;x&quot;;IF([.O55]=&quot;-&quot;;&quot;-&quot;;&quot;&quot;))">
            <text:p/>
          </table:table-cell>
          <table:table-cell table:formula="of:=IF([.P55]=&quot;x&quot;;&quot;x&quot;;IF([.P55]=&quot;-&quot;;&quot;-&quot;;&quot;&quot;))">
            <text:p/>
          </table:table-cell>
          <table:table-cell table:formula="of:=IF([.Q55]=&quot;x&quot;;&quot;x&quot;;IF([.Q55]=&quot;-&quot;;&quot;-&quot;;&quot;&quot;))" office:value-type="string" office:string-value="x" calcext:value-type="string">
            <text:p>x</text:p>
          </table:table-cell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>
            <text:p/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6]=&quot;x&quot;;&quot;x&quot;;IF([.M56]=&quot;-&quot;;&quot;-&quot;;&quot;&quot;))">
            <text:p/>
          </table:table-cell>
          <table:table-cell table:formula="of:=IF([.N56]=&quot;x&quot;;&quot;x&quot;;IF([.N56]=&quot;-&quot;;&quot;-&quot;;&quot;&quot;))">
            <text:p/>
          </table:table-cell>
          <table:table-cell table:formula="of:=IF([.O56]=&quot;x&quot;;&quot;x&quot;;IF([.O56]=&quot;-&quot;;&quot;-&quot;;&quot;&quot;))">
            <text:p/>
          </table:table-cell>
          <table:table-cell table:formula="of:=IF([.P56]=&quot;x&quot;;&quot;x&quot;;IF([.P56]=&quot;-&quot;;&quot;-&quot;;&quot;&quot;))">
            <text:p/>
          </table:table-cell>
          <table:table-cell table:formula="of:=IF([.Q56]=&quot;x&quot;;&quot;x&quot;;IF([.Q56]=&quot;-&quot;;&quot;-&quot;;&quot;&quot;))" office:value-type="string" office:string-value="x" calcext:value-type="string">
            <text:p>x</text:p>
          </table:table-cell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>
            <text:p/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7]=&quot;x&quot;;&quot;x&quot;;IF([.M57]=&quot;-&quot;;&quot;-&quot;;&quot;&quot;))">
            <text:p/>
          </table:table-cell>
          <table:table-cell table:formula="of:=IF([.N57]=&quot;x&quot;;&quot;x&quot;;IF([.N57]=&quot;-&quot;;&quot;-&quot;;&quot;&quot;))">
            <text:p/>
          </table:table-cell>
          <table:table-cell table:formula="of:=IF([.O57]=&quot;x&quot;;&quot;x&quot;;IF([.O57]=&quot;-&quot;;&quot;-&quot;;&quot;&quot;))">
            <text:p/>
          </table:table-cell>
          <table:table-cell table:formula="of:=IF([.P57]=&quot;x&quot;;&quot;x&quot;;IF([.P57]=&quot;-&quot;;&quot;-&quot;;&quot;&quot;))">
            <text:p/>
          </table:table-cell>
          <table:table-cell table:formula="of:=IF([.Q57]=&quot;x&quot;;&quot;x&quot;;IF([.Q57]=&quot;-&quot;;&quot;-&quot;;&quot;&quot;))" office:value-type="string" office:string-value="x" calcext:value-type="string">
            <text:p>x</text:p>
          </table:table-cell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>
            <text:p/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8]=&quot;x&quot;;&quot;x&quot;;IF([.M58]=&quot;-&quot;;&quot;-&quot;;&quot;&quot;))">
            <text:p/>
          </table:table-cell>
          <table:table-cell table:formula="of:=IF([.N58]=&quot;x&quot;;&quot;x&quot;;IF([.N58]=&quot;-&quot;;&quot;-&quot;;&quot;&quot;))">
            <text:p/>
          </table:table-cell>
          <table:table-cell table:formula="of:=IF([.O58]=&quot;x&quot;;&quot;x&quot;;IF([.O58]=&quot;-&quot;;&quot;-&quot;;&quot;&quot;))">
            <text:p/>
          </table:table-cell>
          <table:table-cell table:formula="of:=IF([.P58]=&quot;x&quot;;&quot;x&quot;;IF([.P58]=&quot;-&quot;;&quot;-&quot;;&quot;&quot;))">
            <text:p/>
          </table:table-cell>
          <table:table-cell table:formula="of:=IF([.Q58]=&quot;x&quot;;&quot;x&quot;;IF([.Q58]=&quot;-&quot;;&quot;-&quot;;&quot;&quot;))" office:value-type="string" office:string-value="x" calcext:value-type="string">
            <text:p>x</text:p>
          </table:table-cell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>
            <text:p/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9]=&quot;x&quot;;&quot;x&quot;;IF([.M59]=&quot;-&quot;;&quot;-&quot;;&quot;&quot;))">
            <text:p/>
          </table:table-cell>
          <table:table-cell table:formula="of:=IF([.N59]=&quot;x&quot;;&quot;x&quot;;IF([.N59]=&quot;-&quot;;&quot;-&quot;;&quot;&quot;))">
            <text:p/>
          </table:table-cell>
          <table:table-cell table:formula="of:=IF([.O59]=&quot;x&quot;;&quot;x&quot;;IF([.O59]=&quot;-&quot;;&quot;-&quot;;&quot;&quot;))">
            <text:p/>
          </table:table-cell>
          <table:table-cell table:formula="of:=IF([.P59]=&quot;x&quot;;&quot;x&quot;;IF([.P59]=&quot;-&quot;;&quot;-&quot;;&quot;&quot;))">
            <text:p/>
          </table:table-cell>
          <table:table-cell table:formula="of:=IF([.Q59]=&quot;x&quot;;&quot;x&quot;;IF([.Q59]=&quot;-&quot;;&quot;-&quot;;&quot;&quot;))" office:value-type="string" office:string-value="x" calcext:value-type="string">
            <text:p>x</text:p>
          </table:table-cell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>
            <text:p/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60]=&quot;x&quot;;&quot;x&quot;;IF([.M60]=&quot;-&quot;;&quot;-&quot;;&quot;&quot;))">
            <text:p/>
          </table:table-cell>
          <table:table-cell table:formula="of:=IF([.N60]=&quot;x&quot;;&quot;x&quot;;IF([.N60]=&quot;-&quot;;&quot;-&quot;;&quot;&quot;))">
            <text:p/>
          </table:table-cell>
          <table:table-cell table:formula="of:=IF([.O60]=&quot;x&quot;;&quot;x&quot;;IF([.O60]=&quot;-&quot;;&quot;-&quot;;&quot;&quot;))">
            <text:p/>
          </table:table-cell>
          <table:table-cell table:formula="of:=IF([.P60]=&quot;x&quot;;&quot;x&quot;;IF([.P60]=&quot;-&quot;;&quot;-&quot;;&quot;&quot;))">
            <text:p/>
          </table:table-cell>
          <table:table-cell table:formula="of:=IF([.Q60]=&quot;x&quot;;&quot;x&quot;;IF([.Q60]=&quot;-&quot;;&quot;-&quot;;&quot;&quot;))" office:value-type="string" office:string-value="x" calcext:value-type="string">
            <text:p>x</text:p>
          </table:table-cell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>
            <text:p/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61]=&quot;x&quot;;&quot;x&quot;;IF([.M61]=&quot;-&quot;;&quot;-&quot;;&quot;&quot;))">
            <text:p/>
          </table:table-cell>
          <table:table-cell table:formula="of:=IF([.N61]=&quot;x&quot;;&quot;x&quot;;IF([.N61]=&quot;-&quot;;&quot;-&quot;;&quot;&quot;))">
            <text:p/>
          </table:table-cell>
          <table:table-cell table:formula="of:=IF([.O61]=&quot;x&quot;;&quot;x&quot;;IF([.O61]=&quot;-&quot;;&quot;-&quot;;&quot;&quot;))">
            <text:p/>
          </table:table-cell>
          <table:table-cell table:formula="of:=IF([.P61]=&quot;x&quot;;&quot;x&quot;;IF([.P61]=&quot;-&quot;;&quot;-&quot;;&quot;&quot;))">
            <text:p/>
          </table:table-cell>
          <table:table-cell table:formula="of:=IF([.Q61]=&quot;x&quot;;&quot;x&quot;;IF([.Q61]=&quot;-&quot;;&quot;-&quot;;&quot;&quot;))" office:value-type="string" office:string-value="x" calcext:value-type="string">
            <text:p>x</text:p>
          </table:table-cell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>
            <text:p/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2]=&quot;x&quot;;&quot;x&quot;;IF([.M62]=&quot;-&quot;;&quot;-&quot;;&quot;&quot;))">
            <text:p/>
          </table:table-cell>
          <table:table-cell table:formula="of:=IF([.N62]=&quot;x&quot;;&quot;x&quot;;IF([.N62]=&quot;-&quot;;&quot;-&quot;;&quot;&quot;))">
            <text:p/>
          </table:table-cell>
          <table:table-cell table:formula="of:=IF([.O62]=&quot;x&quot;;&quot;x&quot;;IF([.O62]=&quot;-&quot;;&quot;-&quot;;&quot;&quot;))">
            <text:p/>
          </table:table-cell>
          <table:table-cell table:formula="of:=IF([.P62]=&quot;x&quot;;&quot;x&quot;;IF([.P62]=&quot;-&quot;;&quot;-&quot;;&quot;&quot;))">
            <text:p/>
          </table:table-cell>
          <table:table-cell table:formula="of:=IF([.Q62]=&quot;x&quot;;&quot;x&quot;;IF([.Q62]=&quot;-&quot;;&quot;-&quot;;&quot;&quot;))">
            <text:p/>
          </table:table-cell>
          <table:table-cell table:formula="of:=IF([.R62]=&quot;x&quot;;&quot;x&quot;;IF([.R62]=&quot;-&quot;;&quot;-&quot;;&quot;&quot;))" office:value-type="string" office:string-value="x" calcext:value-type="string">
            <text:p>x</text:p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>
            <text:p/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3]=&quot;x&quot;;&quot;x&quot;;IF([.M63]=&quot;-&quot;;&quot;-&quot;;&quot;&quot;))">
            <text:p/>
          </table:table-cell>
          <table:table-cell table:formula="of:=IF([.N63]=&quot;x&quot;;&quot;x&quot;;IF([.N63]=&quot;-&quot;;&quot;-&quot;;&quot;&quot;))">
            <text:p/>
          </table:table-cell>
          <table:table-cell table:formula="of:=IF([.O63]=&quot;x&quot;;&quot;x&quot;;IF([.O63]=&quot;-&quot;;&quot;-&quot;;&quot;&quot;))">
            <text:p/>
          </table:table-cell>
          <table:table-cell table:formula="of:=IF([.P63]=&quot;x&quot;;&quot;x&quot;;IF([.P63]=&quot;-&quot;;&quot;-&quot;;&quot;&quot;))">
            <text:p/>
          </table:table-cell>
          <table:table-cell table:formula="of:=IF([.Q63]=&quot;x&quot;;&quot;x&quot;;IF([.Q63]=&quot;-&quot;;&quot;-&quot;;&quot;&quot;))">
            <text:p/>
          </table:table-cell>
          <table:table-cell table:formula="of:=IF([.R63]=&quot;x&quot;;&quot;x&quot;;IF([.R63]=&quot;-&quot;;&quot;-&quot;;&quot;&quot;))" office:value-type="string" office:string-value="x" calcext:value-type="string">
            <text:p>x</text:p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>
            <text:p/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4]=&quot;x&quot;;&quot;x&quot;;IF([.M64]=&quot;-&quot;;&quot;-&quot;;&quot;&quot;))">
            <text:p/>
          </table:table-cell>
          <table:table-cell table:formula="of:=IF([.N64]=&quot;x&quot;;&quot;x&quot;;IF([.N64]=&quot;-&quot;;&quot;-&quot;;&quot;&quot;))">
            <text:p/>
          </table:table-cell>
          <table:table-cell table:formula="of:=IF([.O64]=&quot;x&quot;;&quot;x&quot;;IF([.O64]=&quot;-&quot;;&quot;-&quot;;&quot;&quot;))">
            <text:p/>
          </table:table-cell>
          <table:table-cell table:formula="of:=IF([.P64]=&quot;x&quot;;&quot;x&quot;;IF([.P64]=&quot;-&quot;;&quot;-&quot;;&quot;&quot;))">
            <text:p/>
          </table:table-cell>
          <table:table-cell table:formula="of:=IF([.Q64]=&quot;x&quot;;&quot;x&quot;;IF([.Q64]=&quot;-&quot;;&quot;-&quot;;&quot;&quot;))">
            <text:p/>
          </table:table-cell>
          <table:table-cell table:formula="of:=IF([.R64]=&quot;x&quot;;&quot;x&quot;;IF([.R64]=&quot;-&quot;;&quot;-&quot;;&quot;&quot;))" office:value-type="string" office:string-value="x" calcext:value-type="string">
            <text:p>x</text:p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>
            <text:p/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5]=&quot;x&quot;;&quot;x&quot;;IF([.M65]=&quot;-&quot;;&quot;-&quot;;&quot;&quot;))">
            <text:p/>
          </table:table-cell>
          <table:table-cell table:formula="of:=IF([.N65]=&quot;x&quot;;&quot;x&quot;;IF([.N65]=&quot;-&quot;;&quot;-&quot;;&quot;&quot;))">
            <text:p/>
          </table:table-cell>
          <table:table-cell table:formula="of:=IF([.O65]=&quot;x&quot;;&quot;x&quot;;IF([.O65]=&quot;-&quot;;&quot;-&quot;;&quot;&quot;))">
            <text:p/>
          </table:table-cell>
          <table:table-cell table:formula="of:=IF([.P65]=&quot;x&quot;;&quot;x&quot;;IF([.P65]=&quot;-&quot;;&quot;-&quot;;&quot;&quot;))">
            <text:p/>
          </table:table-cell>
          <table:table-cell table:formula="of:=IF([.Q65]=&quot;x&quot;;&quot;x&quot;;IF([.Q65]=&quot;-&quot;;&quot;-&quot;;&quot;&quot;))">
            <text:p/>
          </table:table-cell>
          <table:table-cell table:formula="of:=IF([.R65]=&quot;x&quot;;&quot;x&quot;;IF([.R65]=&quot;-&quot;;&quot;-&quot;;&quot;&quot;))" office:value-type="string" office:string-value="x" calcext:value-type="string">
            <text:p>x</text:p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>
            <text:p/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6]=&quot;x&quot;;&quot;x&quot;;IF([.M66]=&quot;-&quot;;&quot;-&quot;;&quot;&quot;))">
            <text:p/>
          </table:table-cell>
          <table:table-cell table:formula="of:=IF([.N66]=&quot;x&quot;;&quot;x&quot;;IF([.N66]=&quot;-&quot;;&quot;-&quot;;&quot;&quot;))">
            <text:p/>
          </table:table-cell>
          <table:table-cell table:formula="of:=IF([.O66]=&quot;x&quot;;&quot;x&quot;;IF([.O66]=&quot;-&quot;;&quot;-&quot;;&quot;&quot;))">
            <text:p/>
          </table:table-cell>
          <table:table-cell table:formula="of:=IF([.P66]=&quot;x&quot;;&quot;x&quot;;IF([.P66]=&quot;-&quot;;&quot;-&quot;;&quot;&quot;))">
            <text:p/>
          </table:table-cell>
          <table:table-cell table:formula="of:=IF([.Q66]=&quot;x&quot;;&quot;x&quot;;IF([.Q66]=&quot;-&quot;;&quot;-&quot;;&quot;&quot;))">
            <text:p/>
          </table:table-cell>
          <table:table-cell table:formula="of:=IF([.R66]=&quot;x&quot;;&quot;x&quot;;IF([.R66]=&quot;-&quot;;&quot;-&quot;;&quot;&quot;))" office:value-type="string" office:string-value="x" calcext:value-type="string">
            <text:p>x</text:p>
          </table:table-cell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>
            <text:p/>
          </table:table-cell>
          <table:table-cell table:formula="of:=IF([.X66]=&quot;x&quot;;&quot;x&quot;;IF([.X66]=&quot;-&quot;;&quot;-&quot;;&quot;&quot;))">
            <text:p/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7]=&quot;x&quot;;&quot;x&quot;;IF([.M67]=&quot;-&quot;;&quot;-&quot;;&quot;&quot;))">
            <text:p/>
          </table:table-cell>
          <table:table-cell table:formula="of:=IF([.N67]=&quot;x&quot;;&quot;x&quot;;IF([.N67]=&quot;-&quot;;&quot;-&quot;;&quot;&quot;))">
            <text:p/>
          </table:table-cell>
          <table:table-cell table:formula="of:=IF([.O67]=&quot;x&quot;;&quot;x&quot;;IF([.O67]=&quot;-&quot;;&quot;-&quot;;&quot;&quot;))">
            <text:p/>
          </table:table-cell>
          <table:table-cell table:formula="of:=IF([.P67]=&quot;x&quot;;&quot;x&quot;;IF([.P67]=&quot;-&quot;;&quot;-&quot;;&quot;&quot;))">
            <text:p/>
          </table:table-cell>
          <table:table-cell table:formula="of:=IF([.Q67]=&quot;x&quot;;&quot;x&quot;;IF([.Q67]=&quot;-&quot;;&quot;-&quot;;&quot;&quot;))">
            <text:p/>
          </table:table-cell>
          <table:table-cell table:formula="of:=IF([.R67]=&quot;x&quot;;&quot;x&quot;;IF([.R67]=&quot;-&quot;;&quot;-&quot;;&quot;&quot;))" office:value-type="string" office:string-value="x" calcext:value-type="string">
            <text:p>x</text:p>
          </table:table-cell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>
            <text:p/>
          </table:table-cell>
          <table:table-cell table:formula="of:=IF([.X67]=&quot;x&quot;;&quot;x&quot;;IF([.X67]=&quot;-&quot;;&quot;-&quot;;&quot;&quot;))">
            <text:p/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8]=&quot;x&quot;;&quot;x&quot;;IF([.M68]=&quot;-&quot;;&quot;-&quot;;&quot;&quot;))">
            <text:p/>
          </table:table-cell>
          <table:table-cell table:formula="of:=IF([.N68]=&quot;x&quot;;&quot;x&quot;;IF([.N68]=&quot;-&quot;;&quot;-&quot;;&quot;&quot;))">
            <text:p/>
          </table:table-cell>
          <table:table-cell table:formula="of:=IF([.O68]=&quot;x&quot;;&quot;x&quot;;IF([.O68]=&quot;-&quot;;&quot;-&quot;;&quot;&quot;))">
            <text:p/>
          </table:table-cell>
          <table:table-cell table:formula="of:=IF([.P68]=&quot;x&quot;;&quot;x&quot;;IF([.P68]=&quot;-&quot;;&quot;-&quot;;&quot;&quot;))">
            <text:p/>
          </table:table-cell>
          <table:table-cell table:formula="of:=IF([.Q68]=&quot;x&quot;;&quot;x&quot;;IF([.Q68]=&quot;-&quot;;&quot;-&quot;;&quot;&quot;))">
            <text:p/>
          </table:table-cell>
          <table:table-cell table:formula="of:=IF([.R68]=&quot;x&quot;;&quot;x&quot;;IF([.R68]=&quot;-&quot;;&quot;-&quot;;&quot;&quot;))" office:value-type="string" office:string-value="x" calcext:value-type="string">
            <text:p>x</text:p>
          </table:table-cell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>
            <text:p/>
          </table:table-cell>
          <table:table-cell table:formula="of:=IF([.X68]=&quot;x&quot;;&quot;x&quot;;IF([.X68]=&quot;-&quot;;&quot;-&quot;;&quot;&quot;))">
            <text:p/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9]=&quot;x&quot;;&quot;x&quot;;IF([.M69]=&quot;-&quot;;&quot;-&quot;;&quot;&quot;))">
            <text:p/>
          </table:table-cell>
          <table:table-cell table:formula="of:=IF([.N69]=&quot;x&quot;;&quot;x&quot;;IF([.N69]=&quot;-&quot;;&quot;-&quot;;&quot;&quot;))">
            <text:p/>
          </table:table-cell>
          <table:table-cell table:formula="of:=IF([.O69]=&quot;x&quot;;&quot;x&quot;;IF([.O69]=&quot;-&quot;;&quot;-&quot;;&quot;&quot;))">
            <text:p/>
          </table:table-cell>
          <table:table-cell table:formula="of:=IF([.P69]=&quot;x&quot;;&quot;x&quot;;IF([.P69]=&quot;-&quot;;&quot;-&quot;;&quot;&quot;))">
            <text:p/>
          </table:table-cell>
          <table:table-cell table:formula="of:=IF([.Q69]=&quot;x&quot;;&quot;x&quot;;IF([.Q69]=&quot;-&quot;;&quot;-&quot;;&quot;&quot;))">
            <text:p/>
          </table:table-cell>
          <table:table-cell table:formula="of:=IF([.R69]=&quot;x&quot;;&quot;x&quot;;IF([.R69]=&quot;-&quot;;&quot;-&quot;;&quot;&quot;))" office:value-type="string" office:string-value="x" calcext:value-type="string">
            <text:p>x</text:p>
          </table:table-cell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>
            <text:p/>
          </table:table-cell>
          <table:table-cell table:formula="of:=IF([.X69]=&quot;x&quot;;&quot;x&quot;;IF([.X69]=&quot;-&quot;;&quot;-&quot;;&quot;&quot;))">
            <text:p/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0]=&quot;x&quot;;&quot;x&quot;;IF([.M70]=&quot;-&quot;;&quot;-&quot;;&quot;&quot;))">
            <text:p/>
          </table:table-cell>
          <table:table-cell table:formula="of:=IF([.N70]=&quot;x&quot;;&quot;x&quot;;IF([.N70]=&quot;-&quot;;&quot;-&quot;;&quot;&quot;))">
            <text:p/>
          </table:table-cell>
          <table:table-cell table:formula="of:=IF([.O70]=&quot;x&quot;;&quot;x&quot;;IF([.O70]=&quot;-&quot;;&quot;-&quot;;&quot;&quot;))">
            <text:p/>
          </table:table-cell>
          <table:table-cell table:formula="of:=IF([.P70]=&quot;x&quot;;&quot;x&quot;;IF([.P70]=&quot;-&quot;;&quot;-&quot;;&quot;&quot;))">
            <text:p/>
          </table:table-cell>
          <table:table-cell table:formula="of:=IF([.Q70]=&quot;x&quot;;&quot;x&quot;;IF([.Q70]=&quot;-&quot;;&quot;-&quot;;&quot;&quot;))">
            <text:p/>
          </table:table-cell>
          <table:table-cell table:formula="of:=IF([.R70]=&quot;x&quot;;&quot;x&quot;;IF([.R70]=&quot;-&quot;;&quot;-&quot;;&quot;&quot;))" office:value-type="string" office:string-value="x" calcext:value-type="string">
            <text:p>x</text:p>
          </table:table-cell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>
            <text:p/>
          </table:table-cell>
          <table:table-cell table:formula="of:=IF([.X70]=&quot;x&quot;;&quot;x&quot;;IF([.X70]=&quot;-&quot;;&quot;-&quot;;&quot;&quot;))">
            <text:p/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1]=&quot;x&quot;;&quot;x&quot;;IF([.M71]=&quot;-&quot;;&quot;-&quot;;&quot;&quot;))">
            <text:p/>
          </table:table-cell>
          <table:table-cell table:formula="of:=IF([.N71]=&quot;x&quot;;&quot;x&quot;;IF([.N71]=&quot;-&quot;;&quot;-&quot;;&quot;&quot;))">
            <text:p/>
          </table:table-cell>
          <table:table-cell table:formula="of:=IF([.O71]=&quot;x&quot;;&quot;x&quot;;IF([.O71]=&quot;-&quot;;&quot;-&quot;;&quot;&quot;))">
            <text:p/>
          </table:table-cell>
          <table:table-cell table:formula="of:=IF([.P71]=&quot;x&quot;;&quot;x&quot;;IF([.P71]=&quot;-&quot;;&quot;-&quot;;&quot;&quot;))">
            <text:p/>
          </table:table-cell>
          <table:table-cell table:formula="of:=IF([.Q71]=&quot;x&quot;;&quot;x&quot;;IF([.Q71]=&quot;-&quot;;&quot;-&quot;;&quot;&quot;))">
            <text:p/>
          </table:table-cell>
          <table:table-cell table:formula="of:=IF([.R71]=&quot;x&quot;;&quot;x&quot;;IF([.R71]=&quot;-&quot;;&quot;-&quot;;&quot;&quot;))" office:value-type="string" office:string-value="x" calcext:value-type="string">
            <text:p>x</text:p>
          </table:table-cell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>
            <text:p/>
          </table:table-cell>
          <table:table-cell table:formula="of:=IF([.X71]=&quot;x&quot;;&quot;x&quot;;IF([.X71]=&quot;-&quot;;&quot;-&quot;;&quot;&quot;))">
            <text:p/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2]=&quot;x&quot;;&quot;x&quot;;IF([.M72]=&quot;-&quot;;&quot;-&quot;;&quot;&quot;))">
            <text:p/>
          </table:table-cell>
          <table:table-cell table:formula="of:=IF([.N72]=&quot;x&quot;;&quot;x&quot;;IF([.N72]=&quot;-&quot;;&quot;-&quot;;&quot;&quot;))">
            <text:p/>
          </table:table-cell>
          <table:table-cell table:formula="of:=IF([.O72]=&quot;x&quot;;&quot;x&quot;;IF([.O72]=&quot;-&quot;;&quot;-&quot;;&quot;&quot;))">
            <text:p/>
          </table:table-cell>
          <table:table-cell table:formula="of:=IF([.P72]=&quot;x&quot;;&quot;x&quot;;IF([.P72]=&quot;-&quot;;&quot;-&quot;;&quot;&quot;))">
            <text:p/>
          </table:table-cell>
          <table:table-cell table:formula="of:=IF([.Q72]=&quot;x&quot;;&quot;x&quot;;IF([.Q72]=&quot;-&quot;;&quot;-&quot;;&quot;&quot;))">
            <text:p/>
          </table:table-cell>
          <table:table-cell table:formula="of:=IF([.R72]=&quot;x&quot;;&quot;x&quot;;IF([.R72]=&quot;-&quot;;&quot;-&quot;;&quot;&quot;))" office:value-type="string" office:string-value="x" calcext:value-type="string">
            <text:p>x</text:p>
          </table:table-cell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>
            <text:p/>
          </table:table-cell>
          <table:table-cell table:formula="of:=IF([.X72]=&quot;x&quot;;&quot;x&quot;;IF([.X72]=&quot;-&quot;;&quot;-&quot;;&quot;&quot;))">
            <text:p/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3]=&quot;x&quot;;&quot;x&quot;;IF([.M73]=&quot;-&quot;;&quot;-&quot;;&quot;&quot;))">
            <text:p/>
          </table:table-cell>
          <table:table-cell table:formula="of:=IF([.N73]=&quot;x&quot;;&quot;x&quot;;IF([.N73]=&quot;-&quot;;&quot;-&quot;;&quot;&quot;))">
            <text:p/>
          </table:table-cell>
          <table:table-cell table:formula="of:=IF([.O73]=&quot;x&quot;;&quot;x&quot;;IF([.O73]=&quot;-&quot;;&quot;-&quot;;&quot;&quot;))">
            <text:p/>
          </table:table-cell>
          <table:table-cell table:formula="of:=IF([.P73]=&quot;x&quot;;&quot;x&quot;;IF([.P73]=&quot;-&quot;;&quot;-&quot;;&quot;&quot;))">
            <text:p/>
          </table:table-cell>
          <table:table-cell table:formula="of:=IF([.Q73]=&quot;x&quot;;&quot;x&quot;;IF([.Q73]=&quot;-&quot;;&quot;-&quot;;&quot;&quot;))">
            <text:p/>
          </table:table-cell>
          <table:table-cell table:formula="of:=IF([.R73]=&quot;x&quot;;&quot;x&quot;;IF([.R73]=&quot;-&quot;;&quot;-&quot;;&quot;&quot;))" office:value-type="string" office:string-value="x" calcext:value-type="string">
            <text:p>x</text:p>
          </table:table-cell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>
            <text:p/>
          </table:table-cell>
          <table:table-cell table:formula="of:=IF([.X73]=&quot;x&quot;;&quot;x&quot;;IF([.X73]=&quot;-&quot;;&quot;-&quot;;&quot;&quot;))">
            <text:p/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4]=&quot;x&quot;;&quot;x&quot;;IF([.M74]=&quot;-&quot;;&quot;-&quot;;&quot;&quot;))">
            <text:p/>
          </table:table-cell>
          <table:table-cell table:formula="of:=IF([.N74]=&quot;x&quot;;&quot;x&quot;;IF([.N74]=&quot;-&quot;;&quot;-&quot;;&quot;&quot;))">
            <text:p/>
          </table:table-cell>
          <table:table-cell table:formula="of:=IF([.O74]=&quot;x&quot;;&quot;x&quot;;IF([.O74]=&quot;-&quot;;&quot;-&quot;;&quot;&quot;))">
            <text:p/>
          </table:table-cell>
          <table:table-cell table:formula="of:=IF([.P74]=&quot;x&quot;;&quot;x&quot;;IF([.P74]=&quot;-&quot;;&quot;-&quot;;&quot;&quot;))">
            <text:p/>
          </table:table-cell>
          <table:table-cell table:formula="of:=IF([.Q74]=&quot;x&quot;;&quot;x&quot;;IF([.Q74]=&quot;-&quot;;&quot;-&quot;;&quot;&quot;))">
            <text:p/>
          </table:table-cell>
          <table:table-cell table:formula="of:=IF([.R74]=&quot;x&quot;;&quot;x&quot;;IF([.R74]=&quot;-&quot;;&quot;-&quot;;&quot;&quot;))">
            <text:p/>
          </table:table-cell>
          <table:table-cell table:formula="of:=IF([.S74]=&quot;x&quot;;&quot;x&quot;;IF([.S74]=&quot;-&quot;;&quot;-&quot;;&quot;&quot;))" office:value-type="string" office:string-value="x" calcext:value-type="string">
            <text:p>x</text:p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>
            <text:p/>
          </table:table-cell>
          <table:table-cell table:formula="of:=IF([.Y74]=&quot;x&quot;;&quot;x&quot;;IF([.Y74]=&quot;-&quot;;&quot;-&quot;;&quot;&quot;))">
            <text:p/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5]=&quot;x&quot;;&quot;x&quot;;IF([.M75]=&quot;-&quot;;&quot;-&quot;;&quot;&quot;))">
            <text:p/>
          </table:table-cell>
          <table:table-cell table:formula="of:=IF([.N75]=&quot;x&quot;;&quot;x&quot;;IF([.N75]=&quot;-&quot;;&quot;-&quot;;&quot;&quot;))">
            <text:p/>
          </table:table-cell>
          <table:table-cell table:formula="of:=IF([.O75]=&quot;x&quot;;&quot;x&quot;;IF([.O75]=&quot;-&quot;;&quot;-&quot;;&quot;&quot;))">
            <text:p/>
          </table:table-cell>
          <table:table-cell table:formula="of:=IF([.P75]=&quot;x&quot;;&quot;x&quot;;IF([.P75]=&quot;-&quot;;&quot;-&quot;;&quot;&quot;))">
            <text:p/>
          </table:table-cell>
          <table:table-cell table:formula="of:=IF([.Q75]=&quot;x&quot;;&quot;x&quot;;IF([.Q75]=&quot;-&quot;;&quot;-&quot;;&quot;&quot;))">
            <text:p/>
          </table:table-cell>
          <table:table-cell table:formula="of:=IF([.R75]=&quot;x&quot;;&quot;x&quot;;IF([.R75]=&quot;-&quot;;&quot;-&quot;;&quot;&quot;))">
            <text:p/>
          </table:table-cell>
          <table:table-cell table:formula="of:=IF([.S75]=&quot;x&quot;;&quot;x&quot;;IF([.S75]=&quot;-&quot;;&quot;-&quot;;&quot;&quot;))" office:value-type="string" office:string-value="x" calcext:value-type="string">
            <text:p>x</text:p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>
            <text:p/>
          </table:table-cell>
          <table:table-cell table:formula="of:=IF([.Y75]=&quot;x&quot;;&quot;x&quot;;IF([.Y75]=&quot;-&quot;;&quot;-&quot;;&quot;&quot;))">
            <text:p/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6]=&quot;x&quot;;&quot;x&quot;;IF([.M76]=&quot;-&quot;;&quot;-&quot;;&quot;&quot;))">
            <text:p/>
          </table:table-cell>
          <table:table-cell table:formula="of:=IF([.N76]=&quot;x&quot;;&quot;x&quot;;IF([.N76]=&quot;-&quot;;&quot;-&quot;;&quot;&quot;))">
            <text:p/>
          </table:table-cell>
          <table:table-cell table:formula="of:=IF([.O76]=&quot;x&quot;;&quot;x&quot;;IF([.O76]=&quot;-&quot;;&quot;-&quot;;&quot;&quot;))">
            <text:p/>
          </table:table-cell>
          <table:table-cell table:formula="of:=IF([.P76]=&quot;x&quot;;&quot;x&quot;;IF([.P76]=&quot;-&quot;;&quot;-&quot;;&quot;&quot;))">
            <text:p/>
          </table:table-cell>
          <table:table-cell table:formula="of:=IF([.Q76]=&quot;x&quot;;&quot;x&quot;;IF([.Q76]=&quot;-&quot;;&quot;-&quot;;&quot;&quot;))">
            <text:p/>
          </table:table-cell>
          <table:table-cell table:formula="of:=IF([.R76]=&quot;x&quot;;&quot;x&quot;;IF([.R76]=&quot;-&quot;;&quot;-&quot;;&quot;&quot;))">
            <text:p/>
          </table:table-cell>
          <table:table-cell table:formula="of:=IF([.S76]=&quot;x&quot;;&quot;x&quot;;IF([.S76]=&quot;-&quot;;&quot;-&quot;;&quot;&quot;))" office:value-type="string" office:string-value="x" calcext:value-type="string">
            <text:p>x</text:p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>
            <text:p/>
          </table:table-cell>
          <table:table-cell table:formula="of:=IF([.Y76]=&quot;x&quot;;&quot;x&quot;;IF([.Y76]=&quot;-&quot;;&quot;-&quot;;&quot;&quot;))">
            <text:p/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7]=&quot;x&quot;;&quot;x&quot;;IF([.M77]=&quot;-&quot;;&quot;-&quot;;&quot;&quot;))">
            <text:p/>
          </table:table-cell>
          <table:table-cell table:formula="of:=IF([.N77]=&quot;x&quot;;&quot;x&quot;;IF([.N77]=&quot;-&quot;;&quot;-&quot;;&quot;&quot;))">
            <text:p/>
          </table:table-cell>
          <table:table-cell table:formula="of:=IF([.O77]=&quot;x&quot;;&quot;x&quot;;IF([.O77]=&quot;-&quot;;&quot;-&quot;;&quot;&quot;))">
            <text:p/>
          </table:table-cell>
          <table:table-cell table:formula="of:=IF([.P77]=&quot;x&quot;;&quot;x&quot;;IF([.P77]=&quot;-&quot;;&quot;-&quot;;&quot;&quot;))">
            <text:p/>
          </table:table-cell>
          <table:table-cell table:formula="of:=IF([.Q77]=&quot;x&quot;;&quot;x&quot;;IF([.Q77]=&quot;-&quot;;&quot;-&quot;;&quot;&quot;))">
            <text:p/>
          </table:table-cell>
          <table:table-cell table:formula="of:=IF([.R77]=&quot;x&quot;;&quot;x&quot;;IF([.R77]=&quot;-&quot;;&quot;-&quot;;&quot;&quot;))">
            <text:p/>
          </table:table-cell>
          <table:table-cell table:formula="of:=IF([.S77]=&quot;x&quot;;&quot;x&quot;;IF([.S77]=&quot;-&quot;;&quot;-&quot;;&quot;&quot;))" office:value-type="string" office:string-value="x" calcext:value-type="string">
            <text:p>x</text:p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>
            <text:p/>
          </table:table-cell>
          <table:table-cell table:formula="of:=IF([.Y77]=&quot;x&quot;;&quot;x&quot;;IF([.Y77]=&quot;-&quot;;&quot;-&quot;;&quot;&quot;))">
            <text:p/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8]=&quot;x&quot;;&quot;x&quot;;IF([.M78]=&quot;-&quot;;&quot;-&quot;;&quot;&quot;))">
            <text:p/>
          </table:table-cell>
          <table:table-cell table:formula="of:=IF([.N78]=&quot;x&quot;;&quot;x&quot;;IF([.N78]=&quot;-&quot;;&quot;-&quot;;&quot;&quot;))">
            <text:p/>
          </table:table-cell>
          <table:table-cell table:formula="of:=IF([.O78]=&quot;x&quot;;&quot;x&quot;;IF([.O78]=&quot;-&quot;;&quot;-&quot;;&quot;&quot;))">
            <text:p/>
          </table:table-cell>
          <table:table-cell table:formula="of:=IF([.P78]=&quot;x&quot;;&quot;x&quot;;IF([.P78]=&quot;-&quot;;&quot;-&quot;;&quot;&quot;))">
            <text:p/>
          </table:table-cell>
          <table:table-cell table:formula="of:=IF([.Q78]=&quot;x&quot;;&quot;x&quot;;IF([.Q78]=&quot;-&quot;;&quot;-&quot;;&quot;&quot;))">
            <text:p/>
          </table:table-cell>
          <table:table-cell table:formula="of:=IF([.R78]=&quot;x&quot;;&quot;x&quot;;IF([.R78]=&quot;-&quot;;&quot;-&quot;;&quot;&quot;))">
            <text:p/>
          </table:table-cell>
          <table:table-cell table:formula="of:=IF([.S78]=&quot;x&quot;;&quot;x&quot;;IF([.S78]=&quot;-&quot;;&quot;-&quot;;&quot;&quot;))" office:value-type="string" office:string-value="x" calcext:value-type="string">
            <text:p>x</text:p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>
            <text:p/>
          </table:table-cell>
          <table:table-cell table:formula="of:=IF([.Y78]=&quot;x&quot;;&quot;x&quot;;IF([.Y78]=&quot;-&quot;;&quot;-&quot;;&quot;&quot;))">
            <text:p/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9]=&quot;x&quot;;&quot;x&quot;;IF([.M79]=&quot;-&quot;;&quot;-&quot;;&quot;&quot;))">
            <text:p/>
          </table:table-cell>
          <table:table-cell table:formula="of:=IF([.N79]=&quot;x&quot;;&quot;x&quot;;IF([.N79]=&quot;-&quot;;&quot;-&quot;;&quot;&quot;))">
            <text:p/>
          </table:table-cell>
          <table:table-cell table:formula="of:=IF([.O79]=&quot;x&quot;;&quot;x&quot;;IF([.O79]=&quot;-&quot;;&quot;-&quot;;&quot;&quot;))">
            <text:p/>
          </table:table-cell>
          <table:table-cell table:formula="of:=IF([.P79]=&quot;x&quot;;&quot;x&quot;;IF([.P79]=&quot;-&quot;;&quot;-&quot;;&quot;&quot;))">
            <text:p/>
          </table:table-cell>
          <table:table-cell table:formula="of:=IF([.Q79]=&quot;x&quot;;&quot;x&quot;;IF([.Q79]=&quot;-&quot;;&quot;-&quot;;&quot;&quot;))">
            <text:p/>
          </table:table-cell>
          <table:table-cell table:formula="of:=IF([.R79]=&quot;x&quot;;&quot;x&quot;;IF([.R79]=&quot;-&quot;;&quot;-&quot;;&quot;&quot;))">
            <text:p/>
          </table:table-cell>
          <table:table-cell table:formula="of:=IF([.S79]=&quot;x&quot;;&quot;x&quot;;IF([.S79]=&quot;-&quot;;&quot;-&quot;;&quot;&quot;))" office:value-type="string" office:string-value="x" calcext:value-type="string">
            <text:p>x</text:p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>
            <text:p/>
          </table:table-cell>
          <table:table-cell table:formula="of:=IF([.Y79]=&quot;x&quot;;&quot;x&quot;;IF([.Y79]=&quot;-&quot;;&quot;-&quot;;&quot;&quot;))">
            <text:p/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0]=&quot;x&quot;;&quot;x&quot;;IF([.M80]=&quot;-&quot;;&quot;-&quot;;&quot;&quot;))">
            <text:p/>
          </table:table-cell>
          <table:table-cell table:formula="of:=IF([.N80]=&quot;x&quot;;&quot;x&quot;;IF([.N80]=&quot;-&quot;;&quot;-&quot;;&quot;&quot;))">
            <text:p/>
          </table:table-cell>
          <table:table-cell table:formula="of:=IF([.O80]=&quot;x&quot;;&quot;x&quot;;IF([.O80]=&quot;-&quot;;&quot;-&quot;;&quot;&quot;))">
            <text:p/>
          </table:table-cell>
          <table:table-cell table:formula="of:=IF([.P80]=&quot;x&quot;;&quot;x&quot;;IF([.P80]=&quot;-&quot;;&quot;-&quot;;&quot;&quot;))">
            <text:p/>
          </table:table-cell>
          <table:table-cell table:formula="of:=IF([.Q80]=&quot;x&quot;;&quot;x&quot;;IF([.Q80]=&quot;-&quot;;&quot;-&quot;;&quot;&quot;))">
            <text:p/>
          </table:table-cell>
          <table:table-cell table:formula="of:=IF([.R80]=&quot;x&quot;;&quot;x&quot;;IF([.R80]=&quot;-&quot;;&quot;-&quot;;&quot;&quot;))">
            <text:p/>
          </table:table-cell>
          <table:table-cell table:formula="of:=IF([.S80]=&quot;x&quot;;&quot;x&quot;;IF([.S80]=&quot;-&quot;;&quot;-&quot;;&quot;&quot;))" office:value-type="string" office:string-value="x" calcext:value-type="string">
            <text:p>x</text:p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>
            <text:p/>
          </table:table-cell>
          <table:table-cell table:formula="of:=IF([.Y80]=&quot;x&quot;;&quot;x&quot;;IF([.Y80]=&quot;-&quot;;&quot;-&quot;;&quot;&quot;))">
            <text:p/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1]=&quot;x&quot;;&quot;x&quot;;IF([.M81]=&quot;-&quot;;&quot;-&quot;;&quot;&quot;))">
            <text:p/>
          </table:table-cell>
          <table:table-cell table:formula="of:=IF([.N81]=&quot;x&quot;;&quot;x&quot;;IF([.N81]=&quot;-&quot;;&quot;-&quot;;&quot;&quot;))">
            <text:p/>
          </table:table-cell>
          <table:table-cell table:formula="of:=IF([.O81]=&quot;x&quot;;&quot;x&quot;;IF([.O81]=&quot;-&quot;;&quot;-&quot;;&quot;&quot;))">
            <text:p/>
          </table:table-cell>
          <table:table-cell table:formula="of:=IF([.P81]=&quot;x&quot;;&quot;x&quot;;IF([.P81]=&quot;-&quot;;&quot;-&quot;;&quot;&quot;))">
            <text:p/>
          </table:table-cell>
          <table:table-cell table:formula="of:=IF([.Q81]=&quot;x&quot;;&quot;x&quot;;IF([.Q81]=&quot;-&quot;;&quot;-&quot;;&quot;&quot;))">
            <text:p/>
          </table:table-cell>
          <table:table-cell table:formula="of:=IF([.R81]=&quot;x&quot;;&quot;x&quot;;IF([.R81]=&quot;-&quot;;&quot;-&quot;;&quot;&quot;))">
            <text:p/>
          </table:table-cell>
          <table:table-cell table:formula="of:=IF([.S81]=&quot;x&quot;;&quot;x&quot;;IF([.S81]=&quot;-&quot;;&quot;-&quot;;&quot;&quot;))" office:value-type="string" office:string-value="x" calcext:value-type="string">
            <text:p>x</text:p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>
            <text:p/>
          </table:table-cell>
          <table:table-cell table:formula="of:=IF([.Y81]=&quot;x&quot;;&quot;x&quot;;IF([.Y81]=&quot;-&quot;;&quot;-&quot;;&quot;&quot;))">
            <text:p/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2]=&quot;x&quot;;&quot;x&quot;;IF([.M82]=&quot;-&quot;;&quot;-&quot;;&quot;&quot;))">
            <text:p/>
          </table:table-cell>
          <table:table-cell table:formula="of:=IF([.N82]=&quot;x&quot;;&quot;x&quot;;IF([.N82]=&quot;-&quot;;&quot;-&quot;;&quot;&quot;))">
            <text:p/>
          </table:table-cell>
          <table:table-cell table:formula="of:=IF([.O82]=&quot;x&quot;;&quot;x&quot;;IF([.O82]=&quot;-&quot;;&quot;-&quot;;&quot;&quot;))">
            <text:p/>
          </table:table-cell>
          <table:table-cell table:formula="of:=IF([.P82]=&quot;x&quot;;&quot;x&quot;;IF([.P82]=&quot;-&quot;;&quot;-&quot;;&quot;&quot;))">
            <text:p/>
          </table:table-cell>
          <table:table-cell table:formula="of:=IF([.Q82]=&quot;x&quot;;&quot;x&quot;;IF([.Q82]=&quot;-&quot;;&quot;-&quot;;&quot;&quot;))">
            <text:p/>
          </table:table-cell>
          <table:table-cell table:formula="of:=IF([.R82]=&quot;x&quot;;&quot;x&quot;;IF([.R82]=&quot;-&quot;;&quot;-&quot;;&quot;&quot;))">
            <text:p/>
          </table:table-cell>
          <table:table-cell table:formula="of:=IF([.S82]=&quot;x&quot;;&quot;x&quot;;IF([.S82]=&quot;-&quot;;&quot;-&quot;;&quot;&quot;))" office:value-type="string" office:string-value="x" calcext:value-type="string">
            <text:p>x</text:p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>
            <text:p/>
          </table:table-cell>
          <table:table-cell table:formula="of:=IF([.Y82]=&quot;x&quot;;&quot;x&quot;;IF([.Y82]=&quot;-&quot;;&quot;-&quot;;&quot;&quot;))">
            <text:p/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3]=&quot;x&quot;;&quot;x&quot;;IF([.M83]=&quot;-&quot;;&quot;-&quot;;&quot;&quot;))">
            <text:p/>
          </table:table-cell>
          <table:table-cell table:formula="of:=IF([.N83]=&quot;x&quot;;&quot;x&quot;;IF([.N83]=&quot;-&quot;;&quot;-&quot;;&quot;&quot;))">
            <text:p/>
          </table:table-cell>
          <table:table-cell table:formula="of:=IF([.O83]=&quot;x&quot;;&quot;x&quot;;IF([.O83]=&quot;-&quot;;&quot;-&quot;;&quot;&quot;))">
            <text:p/>
          </table:table-cell>
          <table:table-cell table:formula="of:=IF([.P83]=&quot;x&quot;;&quot;x&quot;;IF([.P83]=&quot;-&quot;;&quot;-&quot;;&quot;&quot;))">
            <text:p/>
          </table:table-cell>
          <table:table-cell table:formula="of:=IF([.Q83]=&quot;x&quot;;&quot;x&quot;;IF([.Q83]=&quot;-&quot;;&quot;-&quot;;&quot;&quot;))">
            <text:p/>
          </table:table-cell>
          <table:table-cell table:formula="of:=IF([.R83]=&quot;x&quot;;&quot;x&quot;;IF([.R83]=&quot;-&quot;;&quot;-&quot;;&quot;&quot;))">
            <text:p/>
          </table:table-cell>
          <table:table-cell table:formula="of:=IF([.S83]=&quot;x&quot;;&quot;x&quot;;IF([.S83]=&quot;-&quot;;&quot;-&quot;;&quot;&quot;))" office:value-type="string" office:string-value="x" calcext:value-type="string">
            <text:p>x</text:p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>
            <text:p/>
          </table:table-cell>
          <table:table-cell table:formula="of:=IF([.Y83]=&quot;x&quot;;&quot;x&quot;;IF([.Y83]=&quot;-&quot;;&quot;-&quot;;&quot;&quot;))">
            <text:p/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4]=&quot;x&quot;;&quot;x&quot;;IF([.M84]=&quot;-&quot;;&quot;-&quot;;&quot;&quot;))">
            <text:p/>
          </table:table-cell>
          <table:table-cell table:formula="of:=IF([.N84]=&quot;x&quot;;&quot;x&quot;;IF([.N84]=&quot;-&quot;;&quot;-&quot;;&quot;&quot;))">
            <text:p/>
          </table:table-cell>
          <table:table-cell table:formula="of:=IF([.O84]=&quot;x&quot;;&quot;x&quot;;IF([.O84]=&quot;-&quot;;&quot;-&quot;;&quot;&quot;))">
            <text:p/>
          </table:table-cell>
          <table:table-cell table:formula="of:=IF([.P84]=&quot;x&quot;;&quot;x&quot;;IF([.P84]=&quot;-&quot;;&quot;-&quot;;&quot;&quot;))">
            <text:p/>
          </table:table-cell>
          <table:table-cell table:formula="of:=IF([.Q84]=&quot;x&quot;;&quot;x&quot;;IF([.Q84]=&quot;-&quot;;&quot;-&quot;;&quot;&quot;))">
            <text:p/>
          </table:table-cell>
          <table:table-cell table:formula="of:=IF([.R84]=&quot;x&quot;;&quot;x&quot;;IF([.R84]=&quot;-&quot;;&quot;-&quot;;&quot;&quot;))">
            <text:p/>
          </table:table-cell>
          <table:table-cell table:formula="of:=IF([.S84]=&quot;x&quot;;&quot;x&quot;;IF([.S84]=&quot;-&quot;;&quot;-&quot;;&quot;&quot;))" office:value-type="string" office:string-value="x" calcext:value-type="string">
            <text:p>x</text:p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>
            <text:p/>
          </table:table-cell>
          <table:table-cell table:formula="of:=IF([.Y84]=&quot;x&quot;;&quot;x&quot;;IF([.Y84]=&quot;-&quot;;&quot;-&quot;;&quot;&quot;))">
            <text:p/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5]=&quot;x&quot;;&quot;x&quot;;IF([.M85]=&quot;-&quot;;&quot;-&quot;;&quot;&quot;))">
            <text:p/>
          </table:table-cell>
          <table:table-cell table:formula="of:=IF([.N85]=&quot;x&quot;;&quot;x&quot;;IF([.N85]=&quot;-&quot;;&quot;-&quot;;&quot;&quot;))">
            <text:p/>
          </table:table-cell>
          <table:table-cell table:formula="of:=IF([.O85]=&quot;x&quot;;&quot;x&quot;;IF([.O85]=&quot;-&quot;;&quot;-&quot;;&quot;&quot;))">
            <text:p/>
          </table:table-cell>
          <table:table-cell table:formula="of:=IF([.P85]=&quot;x&quot;;&quot;x&quot;;IF([.P85]=&quot;-&quot;;&quot;-&quot;;&quot;&quot;))">
            <text:p/>
          </table:table-cell>
          <table:table-cell table:formula="of:=IF([.Q85]=&quot;x&quot;;&quot;x&quot;;IF([.Q85]=&quot;-&quot;;&quot;-&quot;;&quot;&quot;))">
            <text:p/>
          </table:table-cell>
          <table:table-cell table:formula="of:=IF([.R85]=&quot;x&quot;;&quot;x&quot;;IF([.R85]=&quot;-&quot;;&quot;-&quot;;&quot;&quot;))">
            <text:p/>
          </table:table-cell>
          <table:table-cell table:formula="of:=IF([.S85]=&quot;x&quot;;&quot;x&quot;;IF([.S85]=&quot;-&quot;;&quot;-&quot;;&quot;&quot;))" office:value-type="string" office:string-value="x" calcext:value-type="string">
            <text:p>x</text:p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>
            <text:p/>
          </table:table-cell>
          <table:table-cell table:formula="of:=IF([.Y85]=&quot;x&quot;;&quot;x&quot;;IF([.Y85]=&quot;-&quot;;&quot;-&quot;;&quot;&quot;))">
            <text:p/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6]=&quot;x&quot;;&quot;x&quot;;IF([.M86]=&quot;-&quot;;&quot;-&quot;;&quot;&quot;))">
            <text:p/>
          </table:table-cell>
          <table:table-cell table:formula="of:=IF([.N86]=&quot;x&quot;;&quot;x&quot;;IF([.N86]=&quot;-&quot;;&quot;-&quot;;&quot;&quot;))">
            <text:p/>
          </table:table-cell>
          <table:table-cell table:formula="of:=IF([.O86]=&quot;x&quot;;&quot;x&quot;;IF([.O86]=&quot;-&quot;;&quot;-&quot;;&quot;&quot;))">
            <text:p/>
          </table:table-cell>
          <table:table-cell table:formula="of:=IF([.P86]=&quot;x&quot;;&quot;x&quot;;IF([.P86]=&quot;-&quot;;&quot;-&quot;;&quot;&quot;))">
            <text:p/>
          </table:table-cell>
          <table:table-cell table:formula="of:=IF([.Q86]=&quot;x&quot;;&quot;x&quot;;IF([.Q86]=&quot;-&quot;;&quot;-&quot;;&quot;&quot;))">
            <text:p/>
          </table:table-cell>
          <table:table-cell table:formula="of:=IF([.R86]=&quot;x&quot;;&quot;x&quot;;IF([.R86]=&quot;-&quot;;&quot;-&quot;;&quot;&quot;))">
            <text:p/>
          </table:table-cell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 office:value-type="string" office:string-value="x" calcext:value-type="string">
            <text:p>x</text:p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>
            <text:p/>
          </table:table-cell>
          <table:table-cell table:formula="of:=IF([.Z86]=&quot;x&quot;;&quot;x&quot;;IF([.Z86]=&quot;-&quot;;&quot;-&quot;;&quot;&quot;))">
            <text:p/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7]=&quot;x&quot;;&quot;x&quot;;IF([.M87]=&quot;-&quot;;&quot;-&quot;;&quot;&quot;))">
            <text:p/>
          </table:table-cell>
          <table:table-cell table:formula="of:=IF([.N87]=&quot;x&quot;;&quot;x&quot;;IF([.N87]=&quot;-&quot;;&quot;-&quot;;&quot;&quot;))">
            <text:p/>
          </table:table-cell>
          <table:table-cell table:formula="of:=IF([.O87]=&quot;x&quot;;&quot;x&quot;;IF([.O87]=&quot;-&quot;;&quot;-&quot;;&quot;&quot;))">
            <text:p/>
          </table:table-cell>
          <table:table-cell table:formula="of:=IF([.P87]=&quot;x&quot;;&quot;x&quot;;IF([.P87]=&quot;-&quot;;&quot;-&quot;;&quot;&quot;))">
            <text:p/>
          </table:table-cell>
          <table:table-cell table:formula="of:=IF([.Q87]=&quot;x&quot;;&quot;x&quot;;IF([.Q87]=&quot;-&quot;;&quot;-&quot;;&quot;&quot;))">
            <text:p/>
          </table:table-cell>
          <table:table-cell table:formula="of:=IF([.R87]=&quot;x&quot;;&quot;x&quot;;IF([.R87]=&quot;-&quot;;&quot;-&quot;;&quot;&quot;))">
            <text:p/>
          </table:table-cell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 office:value-type="string" office:string-value="x" calcext:value-type="string">
            <text:p>x</text:p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>
            <text:p/>
          </table:table-cell>
          <table:table-cell table:formula="of:=IF([.Z87]=&quot;x&quot;;&quot;x&quot;;IF([.Z87]=&quot;-&quot;;&quot;-&quot;;&quot;&quot;))">
            <text:p/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8]=&quot;x&quot;;&quot;x&quot;;IF([.M88]=&quot;-&quot;;&quot;-&quot;;&quot;&quot;))">
            <text:p/>
          </table:table-cell>
          <table:table-cell table:formula="of:=IF([.N88]=&quot;x&quot;;&quot;x&quot;;IF([.N88]=&quot;-&quot;;&quot;-&quot;;&quot;&quot;))">
            <text:p/>
          </table:table-cell>
          <table:table-cell table:formula="of:=IF([.O88]=&quot;x&quot;;&quot;x&quot;;IF([.O88]=&quot;-&quot;;&quot;-&quot;;&quot;&quot;))">
            <text:p/>
          </table:table-cell>
          <table:table-cell table:formula="of:=IF([.P88]=&quot;x&quot;;&quot;x&quot;;IF([.P88]=&quot;-&quot;;&quot;-&quot;;&quot;&quot;))">
            <text:p/>
          </table:table-cell>
          <table:table-cell table:formula="of:=IF([.Q88]=&quot;x&quot;;&quot;x&quot;;IF([.Q88]=&quot;-&quot;;&quot;-&quot;;&quot;&quot;))">
            <text:p/>
          </table:table-cell>
          <table:table-cell table:formula="of:=IF([.R88]=&quot;x&quot;;&quot;x&quot;;IF([.R88]=&quot;-&quot;;&quot;-&quot;;&quot;&quot;))">
            <text:p/>
          </table:table-cell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 office:value-type="string" office:string-value="x" calcext:value-type="string">
            <text:p>x</text:p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>
            <text:p/>
          </table:table-cell>
          <table:table-cell table:formula="of:=IF([.Z88]=&quot;x&quot;;&quot;x&quot;;IF([.Z88]=&quot;-&quot;;&quot;-&quot;;&quot;&quot;))">
            <text:p/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9]=&quot;x&quot;;&quot;x&quot;;IF([.M89]=&quot;-&quot;;&quot;-&quot;;&quot;&quot;))">
            <text:p/>
          </table:table-cell>
          <table:table-cell table:formula="of:=IF([.N89]=&quot;x&quot;;&quot;x&quot;;IF([.N89]=&quot;-&quot;;&quot;-&quot;;&quot;&quot;))">
            <text:p/>
          </table:table-cell>
          <table:table-cell table:formula="of:=IF([.O89]=&quot;x&quot;;&quot;x&quot;;IF([.O89]=&quot;-&quot;;&quot;-&quot;;&quot;&quot;))">
            <text:p/>
          </table:table-cell>
          <table:table-cell table:formula="of:=IF([.P89]=&quot;x&quot;;&quot;x&quot;;IF([.P89]=&quot;-&quot;;&quot;-&quot;;&quot;&quot;))">
            <text:p/>
          </table:table-cell>
          <table:table-cell table:formula="of:=IF([.Q89]=&quot;x&quot;;&quot;x&quot;;IF([.Q89]=&quot;-&quot;;&quot;-&quot;;&quot;&quot;))">
            <text:p/>
          </table:table-cell>
          <table:table-cell table:formula="of:=IF([.R89]=&quot;x&quot;;&quot;x&quot;;IF([.R89]=&quot;-&quot;;&quot;-&quot;;&quot;&quot;))">
            <text:p/>
          </table:table-cell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 office:value-type="string" office:string-value="x" calcext:value-type="string">
            <text:p>x</text:p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>
            <text:p/>
          </table:table-cell>
          <table:table-cell table:formula="of:=IF([.Z89]=&quot;x&quot;;&quot;x&quot;;IF([.Z89]=&quot;-&quot;;&quot;-&quot;;&quot;&quot;))">
            <text:p/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0]=&quot;x&quot;;&quot;x&quot;;IF([.M90]=&quot;-&quot;;&quot;-&quot;;&quot;&quot;))">
            <text:p/>
          </table:table-cell>
          <table:table-cell table:formula="of:=IF([.N90]=&quot;x&quot;;&quot;x&quot;;IF([.N90]=&quot;-&quot;;&quot;-&quot;;&quot;&quot;))">
            <text:p/>
          </table:table-cell>
          <table:table-cell table:formula="of:=IF([.O90]=&quot;x&quot;;&quot;x&quot;;IF([.O90]=&quot;-&quot;;&quot;-&quot;;&quot;&quot;))">
            <text:p/>
          </table:table-cell>
          <table:table-cell table:formula="of:=IF([.P90]=&quot;x&quot;;&quot;x&quot;;IF([.P90]=&quot;-&quot;;&quot;-&quot;;&quot;&quot;))">
            <text:p/>
          </table:table-cell>
          <table:table-cell table:formula="of:=IF([.Q90]=&quot;x&quot;;&quot;x&quot;;IF([.Q90]=&quot;-&quot;;&quot;-&quot;;&quot;&quot;))">
            <text:p/>
          </table:table-cell>
          <table:table-cell table:formula="of:=IF([.R90]=&quot;x&quot;;&quot;x&quot;;IF([.R90]=&quot;-&quot;;&quot;-&quot;;&quot;&quot;))">
            <text:p/>
          </table:table-cell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 office:value-type="string" office:string-value="x" calcext:value-type="string">
            <text:p>x</text:p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>
            <text:p/>
          </table:table-cell>
          <table:table-cell table:formula="of:=IF([.Z90]=&quot;x&quot;;&quot;x&quot;;IF([.Z90]=&quot;-&quot;;&quot;-&quot;;&quot;&quot;))">
            <text:p/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1]=&quot;x&quot;;&quot;x&quot;;IF([.M91]=&quot;-&quot;;&quot;-&quot;;&quot;&quot;))">
            <text:p/>
          </table:table-cell>
          <table:table-cell table:formula="of:=IF([.N91]=&quot;x&quot;;&quot;x&quot;;IF([.N91]=&quot;-&quot;;&quot;-&quot;;&quot;&quot;))">
            <text:p/>
          </table:table-cell>
          <table:table-cell table:formula="of:=IF([.O91]=&quot;x&quot;;&quot;x&quot;;IF([.O91]=&quot;-&quot;;&quot;-&quot;;&quot;&quot;))">
            <text:p/>
          </table:table-cell>
          <table:table-cell table:formula="of:=IF([.P91]=&quot;x&quot;;&quot;x&quot;;IF([.P91]=&quot;-&quot;;&quot;-&quot;;&quot;&quot;))">
            <text:p/>
          </table:table-cell>
          <table:table-cell table:formula="of:=IF([.Q91]=&quot;x&quot;;&quot;x&quot;;IF([.Q91]=&quot;-&quot;;&quot;-&quot;;&quot;&quot;))">
            <text:p/>
          </table:table-cell>
          <table:table-cell table:formula="of:=IF([.R91]=&quot;x&quot;;&quot;x&quot;;IF([.R91]=&quot;-&quot;;&quot;-&quot;;&quot;&quot;))">
            <text:p/>
          </table:table-cell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 office:value-type="string" office:string-value="x" calcext:value-type="string">
            <text:p>x</text:p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>
            <text:p/>
          </table:table-cell>
          <table:table-cell table:formula="of:=IF([.Z91]=&quot;x&quot;;&quot;x&quot;;IF([.Z91]=&quot;-&quot;;&quot;-&quot;;&quot;&quot;))">
            <text:p/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2]=&quot;x&quot;;&quot;x&quot;;IF([.M92]=&quot;-&quot;;&quot;-&quot;;&quot;&quot;))">
            <text:p/>
          </table:table-cell>
          <table:table-cell table:formula="of:=IF([.N92]=&quot;x&quot;;&quot;x&quot;;IF([.N92]=&quot;-&quot;;&quot;-&quot;;&quot;&quot;))">
            <text:p/>
          </table:table-cell>
          <table:table-cell table:formula="of:=IF([.O92]=&quot;x&quot;;&quot;x&quot;;IF([.O92]=&quot;-&quot;;&quot;-&quot;;&quot;&quot;))">
            <text:p/>
          </table:table-cell>
          <table:table-cell table:formula="of:=IF([.P92]=&quot;x&quot;;&quot;x&quot;;IF([.P92]=&quot;-&quot;;&quot;-&quot;;&quot;&quot;))">
            <text:p/>
          </table:table-cell>
          <table:table-cell table:formula="of:=IF([.Q92]=&quot;x&quot;;&quot;x&quot;;IF([.Q92]=&quot;-&quot;;&quot;-&quot;;&quot;&quot;))">
            <text:p/>
          </table:table-cell>
          <table:table-cell table:formula="of:=IF([.R92]=&quot;x&quot;;&quot;x&quot;;IF([.R92]=&quot;-&quot;;&quot;-&quot;;&quot;&quot;))">
            <text:p/>
          </table:table-cell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 office:value-type="string" office:string-value="x" calcext:value-type="string">
            <text:p>x</text:p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>
            <text:p/>
          </table:table-cell>
          <table:table-cell table:formula="of:=IF([.Z92]=&quot;x&quot;;&quot;x&quot;;IF([.Z92]=&quot;-&quot;;&quot;-&quot;;&quot;&quot;))">
            <text:p/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3]=&quot;x&quot;;&quot;x&quot;;IF([.M93]=&quot;-&quot;;&quot;-&quot;;&quot;&quot;))">
            <text:p/>
          </table:table-cell>
          <table:table-cell table:formula="of:=IF([.N93]=&quot;x&quot;;&quot;x&quot;;IF([.N93]=&quot;-&quot;;&quot;-&quot;;&quot;&quot;))">
            <text:p/>
          </table:table-cell>
          <table:table-cell table:formula="of:=IF([.O93]=&quot;x&quot;;&quot;x&quot;;IF([.O93]=&quot;-&quot;;&quot;-&quot;;&quot;&quot;))">
            <text:p/>
          </table:table-cell>
          <table:table-cell table:formula="of:=IF([.P93]=&quot;x&quot;;&quot;x&quot;;IF([.P93]=&quot;-&quot;;&quot;-&quot;;&quot;&quot;))">
            <text:p/>
          </table:table-cell>
          <table:table-cell table:formula="of:=IF([.Q93]=&quot;x&quot;;&quot;x&quot;;IF([.Q93]=&quot;-&quot;;&quot;-&quot;;&quot;&quot;))">
            <text:p/>
          </table:table-cell>
          <table:table-cell table:formula="of:=IF([.R93]=&quot;x&quot;;&quot;x&quot;;IF([.R93]=&quot;-&quot;;&quot;-&quot;;&quot;&quot;))">
            <text:p/>
          </table:table-cell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 office:value-type="string" office:string-value="x" calcext:value-type="string">
            <text:p>x</text:p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>
            <text:p/>
          </table:table-cell>
          <table:table-cell table:formula="of:=IF([.Z93]=&quot;x&quot;;&quot;x&quot;;IF([.Z93]=&quot;-&quot;;&quot;-&quot;;&quot;&quot;))">
            <text:p/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4]=&quot;x&quot;;&quot;x&quot;;IF([.M94]=&quot;-&quot;;&quot;-&quot;;&quot;&quot;))">
            <text:p/>
          </table:table-cell>
          <table:table-cell table:formula="of:=IF([.N94]=&quot;x&quot;;&quot;x&quot;;IF([.N94]=&quot;-&quot;;&quot;-&quot;;&quot;&quot;))">
            <text:p/>
          </table:table-cell>
          <table:table-cell table:formula="of:=IF([.O94]=&quot;x&quot;;&quot;x&quot;;IF([.O94]=&quot;-&quot;;&quot;-&quot;;&quot;&quot;))">
            <text:p/>
          </table:table-cell>
          <table:table-cell table:formula="of:=IF([.P94]=&quot;x&quot;;&quot;x&quot;;IF([.P94]=&quot;-&quot;;&quot;-&quot;;&quot;&quot;))">
            <text:p/>
          </table:table-cell>
          <table:table-cell table:formula="of:=IF([.Q94]=&quot;x&quot;;&quot;x&quot;;IF([.Q94]=&quot;-&quot;;&quot;-&quot;;&quot;&quot;))">
            <text:p/>
          </table:table-cell>
          <table:table-cell table:formula="of:=IF([.R94]=&quot;x&quot;;&quot;x&quot;;IF([.R94]=&quot;-&quot;;&quot;-&quot;;&quot;&quot;))">
            <text:p/>
          </table:table-cell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 office:value-type="string" office:string-value="x" calcext:value-type="string">
            <text:p>x</text:p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>
            <text:p/>
          </table:table-cell>
          <table:table-cell table:formula="of:=IF([.Z94]=&quot;x&quot;;&quot;x&quot;;IF([.Z94]=&quot;-&quot;;&quot;-&quot;;&quot;&quot;))">
            <text:p/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5]=&quot;x&quot;;&quot;x&quot;;IF([.M95]=&quot;-&quot;;&quot;-&quot;;&quot;&quot;))">
            <text:p/>
          </table:table-cell>
          <table:table-cell table:formula="of:=IF([.N95]=&quot;x&quot;;&quot;x&quot;;IF([.N95]=&quot;-&quot;;&quot;-&quot;;&quot;&quot;))">
            <text:p/>
          </table:table-cell>
          <table:table-cell table:formula="of:=IF([.O95]=&quot;x&quot;;&quot;x&quot;;IF([.O95]=&quot;-&quot;;&quot;-&quot;;&quot;&quot;))">
            <text:p/>
          </table:table-cell>
          <table:table-cell table:formula="of:=IF([.P95]=&quot;x&quot;;&quot;x&quot;;IF([.P95]=&quot;-&quot;;&quot;-&quot;;&quot;&quot;))">
            <text:p/>
          </table:table-cell>
          <table:table-cell table:formula="of:=IF([.Q95]=&quot;x&quot;;&quot;x&quot;;IF([.Q95]=&quot;-&quot;;&quot;-&quot;;&quot;&quot;))">
            <text:p/>
          </table:table-cell>
          <table:table-cell table:formula="of:=IF([.R95]=&quot;x&quot;;&quot;x&quot;;IF([.R95]=&quot;-&quot;;&quot;-&quot;;&quot;&quot;))">
            <text:p/>
          </table:table-cell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 office:value-type="string" office:string-value="x" calcext:value-type="string">
            <text:p>x</text:p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>
            <text:p/>
          </table:table-cell>
          <table:table-cell table:formula="of:=IF([.Z95]=&quot;x&quot;;&quot;x&quot;;IF([.Z95]=&quot;-&quot;;&quot;-&quot;;&quot;&quot;))">
            <text:p/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6]=&quot;x&quot;;&quot;x&quot;;IF([.M96]=&quot;-&quot;;&quot;-&quot;;&quot;&quot;))">
            <text:p/>
          </table:table-cell>
          <table:table-cell table:formula="of:=IF([.N96]=&quot;x&quot;;&quot;x&quot;;IF([.N96]=&quot;-&quot;;&quot;-&quot;;&quot;&quot;))">
            <text:p/>
          </table:table-cell>
          <table:table-cell table:formula="of:=IF([.O96]=&quot;x&quot;;&quot;x&quot;;IF([.O96]=&quot;-&quot;;&quot;-&quot;;&quot;&quot;))">
            <text:p/>
          </table:table-cell>
          <table:table-cell table:formula="of:=IF([.P96]=&quot;x&quot;;&quot;x&quot;;IF([.P96]=&quot;-&quot;;&quot;-&quot;;&quot;&quot;))">
            <text:p/>
          </table:table-cell>
          <table:table-cell table:formula="of:=IF([.Q96]=&quot;x&quot;;&quot;x&quot;;IF([.Q96]=&quot;-&quot;;&quot;-&quot;;&quot;&quot;))">
            <text:p/>
          </table:table-cell>
          <table:table-cell table:formula="of:=IF([.R96]=&quot;x&quot;;&quot;x&quot;;IF([.R96]=&quot;-&quot;;&quot;-&quot;;&quot;&quot;))">
            <text:p/>
          </table:table-cell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 office:value-type="string" office:string-value="x" calcext:value-type="string">
            <text:p>x</text:p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>
            <text:p/>
          </table:table-cell>
          <table:table-cell table:formula="of:=IF([.Z96]=&quot;x&quot;;&quot;x&quot;;IF([.Z96]=&quot;-&quot;;&quot;-&quot;;&quot;&quot;))">
            <text:p/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7]=&quot;x&quot;;&quot;x&quot;;IF([.M97]=&quot;-&quot;;&quot;-&quot;;&quot;&quot;))">
            <text:p/>
          </table:table-cell>
          <table:table-cell table:formula="of:=IF([.N97]=&quot;x&quot;;&quot;x&quot;;IF([.N97]=&quot;-&quot;;&quot;-&quot;;&quot;&quot;))">
            <text:p/>
          </table:table-cell>
          <table:table-cell table:formula="of:=IF([.O97]=&quot;x&quot;;&quot;x&quot;;IF([.O97]=&quot;-&quot;;&quot;-&quot;;&quot;&quot;))">
            <text:p/>
          </table:table-cell>
          <table:table-cell table:formula="of:=IF([.P97]=&quot;x&quot;;&quot;x&quot;;IF([.P97]=&quot;-&quot;;&quot;-&quot;;&quot;&quot;))">
            <text:p/>
          </table:table-cell>
          <table:table-cell table:formula="of:=IF([.Q97]=&quot;x&quot;;&quot;x&quot;;IF([.Q97]=&quot;-&quot;;&quot;-&quot;;&quot;&quot;))">
            <text:p/>
          </table:table-cell>
          <table:table-cell table:formula="of:=IF([.R97]=&quot;x&quot;;&quot;x&quot;;IF([.R97]=&quot;-&quot;;&quot;-&quot;;&quot;&quot;))">
            <text:p/>
          </table:table-cell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 office:value-type="string" office:string-value="x" calcext:value-type="string">
            <text:p>x</text:p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>
            <text:p/>
          </table:table-cell>
          <table:table-cell table:formula="of:=IF([.Z97]=&quot;x&quot;;&quot;x&quot;;IF([.Z97]=&quot;-&quot;;&quot;-&quot;;&quot;&quot;))">
            <text:p/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98]=&quot;x&quot;;&quot;x&quot;;IF([.M98]=&quot;-&quot;;&quot;-&quot;;&quot;&quot;))">
            <text:p/>
          </table:table-cell>
          <table:table-cell table:formula="of:=IF([.N98]=&quot;x&quot;;&quot;x&quot;;IF([.N98]=&quot;-&quot;;&quot;-&quot;;&quot;&quot;))">
            <text:p/>
          </table:table-cell>
          <table:table-cell table:formula="of:=IF([.O98]=&quot;x&quot;;&quot;x&quot;;IF([.O98]=&quot;-&quot;;&quot;-&quot;;&quot;&quot;))">
            <text:p/>
          </table:table-cell>
          <table:table-cell table:formula="of:=IF([.P98]=&quot;x&quot;;&quot;x&quot;;IF([.P98]=&quot;-&quot;;&quot;-&quot;;&quot;&quot;))">
            <text:p/>
          </table:table-cell>
          <table:table-cell table:formula="of:=IF([.Q98]=&quot;x&quot;;&quot;x&quot;;IF([.Q98]=&quot;-&quot;;&quot;-&quot;;&quot;&quot;))">
            <text:p/>
          </table:table-cell>
          <table:table-cell table:formula="of:=IF([.R98]=&quot;x&quot;;&quot;x&quot;;IF([.R98]=&quot;-&quot;;&quot;-&quot;;&quot;&quot;))">
            <text:p/>
          </table:table-cell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 office:value-type="string" office:string-value="x" calcext:value-type="string">
            <text:p>x</text:p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>
            <text:p/>
          </table:table-cell>
          <table:table-cell table:formula="of:=IF([.AA98]=&quot;x&quot;;&quot;x&quot;;IF([.AA98]=&quot;-&quot;;&quot;-&quot;;&quot;&quot;))">
            <text:p/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99]=&quot;x&quot;;&quot;x&quot;;IF([.M99]=&quot;-&quot;;&quot;-&quot;;&quot;&quot;))">
            <text:p/>
          </table:table-cell>
          <table:table-cell table:formula="of:=IF([.N99]=&quot;x&quot;;&quot;x&quot;;IF([.N99]=&quot;-&quot;;&quot;-&quot;;&quot;&quot;))">
            <text:p/>
          </table:table-cell>
          <table:table-cell table:formula="of:=IF([.O99]=&quot;x&quot;;&quot;x&quot;;IF([.O99]=&quot;-&quot;;&quot;-&quot;;&quot;&quot;))">
            <text:p/>
          </table:table-cell>
          <table:table-cell table:formula="of:=IF([.P99]=&quot;x&quot;;&quot;x&quot;;IF([.P99]=&quot;-&quot;;&quot;-&quot;;&quot;&quot;))">
            <text:p/>
          </table:table-cell>
          <table:table-cell table:formula="of:=IF([.Q99]=&quot;x&quot;;&quot;x&quot;;IF([.Q99]=&quot;-&quot;;&quot;-&quot;;&quot;&quot;))">
            <text:p/>
          </table:table-cell>
          <table:table-cell table:formula="of:=IF([.R99]=&quot;x&quot;;&quot;x&quot;;IF([.R99]=&quot;-&quot;;&quot;-&quot;;&quot;&quot;))">
            <text:p/>
          </table:table-cell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 office:value-type="string" office:string-value="x" calcext:value-type="string">
            <text:p>x</text:p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>
            <text:p/>
          </table:table-cell>
          <table:table-cell table:formula="of:=IF([.AA99]=&quot;x&quot;;&quot;x&quot;;IF([.AA99]=&quot;-&quot;;&quot;-&quot;;&quot;&quot;))">
            <text:p/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0]=&quot;x&quot;;&quot;x&quot;;IF([.M100]=&quot;-&quot;;&quot;-&quot;;&quot;&quot;))">
            <text:p/>
          </table:table-cell>
          <table:table-cell table:formula="of:=IF([.N100]=&quot;x&quot;;&quot;x&quot;;IF([.N100]=&quot;-&quot;;&quot;-&quot;;&quot;&quot;))">
            <text:p/>
          </table:table-cell>
          <table:table-cell table:formula="of:=IF([.O100]=&quot;x&quot;;&quot;x&quot;;IF([.O100]=&quot;-&quot;;&quot;-&quot;;&quot;&quot;))">
            <text:p/>
          </table:table-cell>
          <table:table-cell table:formula="of:=IF([.P100]=&quot;x&quot;;&quot;x&quot;;IF([.P100]=&quot;-&quot;;&quot;-&quot;;&quot;&quot;))">
            <text:p/>
          </table:table-cell>
          <table:table-cell table:formula="of:=IF([.Q100]=&quot;x&quot;;&quot;x&quot;;IF([.Q100]=&quot;-&quot;;&quot;-&quot;;&quot;&quot;))">
            <text:p/>
          </table:table-cell>
          <table:table-cell table:formula="of:=IF([.R100]=&quot;x&quot;;&quot;x&quot;;IF([.R100]=&quot;-&quot;;&quot;-&quot;;&quot;&quot;))">
            <text:p/>
          </table:table-cell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 office:value-type="string" office:string-value="x" calcext:value-type="string">
            <text:p>x</text:p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>
            <text:p/>
          </table:table-cell>
          <table:table-cell table:formula="of:=IF([.AA100]=&quot;x&quot;;&quot;x&quot;;IF([.AA100]=&quot;-&quot;;&quot;-&quot;;&quot;&quot;))">
            <text:p/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1]=&quot;x&quot;;&quot;x&quot;;IF([.M101]=&quot;-&quot;;&quot;-&quot;;&quot;&quot;))">
            <text:p/>
          </table:table-cell>
          <table:table-cell table:formula="of:=IF([.N101]=&quot;x&quot;;&quot;x&quot;;IF([.N101]=&quot;-&quot;;&quot;-&quot;;&quot;&quot;))">
            <text:p/>
          </table:table-cell>
          <table:table-cell table:formula="of:=IF([.O101]=&quot;x&quot;;&quot;x&quot;;IF([.O101]=&quot;-&quot;;&quot;-&quot;;&quot;&quot;))">
            <text:p/>
          </table:table-cell>
          <table:table-cell table:formula="of:=IF([.P101]=&quot;x&quot;;&quot;x&quot;;IF([.P101]=&quot;-&quot;;&quot;-&quot;;&quot;&quot;))">
            <text:p/>
          </table:table-cell>
          <table:table-cell table:formula="of:=IF([.Q101]=&quot;x&quot;;&quot;x&quot;;IF([.Q101]=&quot;-&quot;;&quot;-&quot;;&quot;&quot;))">
            <text:p/>
          </table:table-cell>
          <table:table-cell table:formula="of:=IF([.R101]=&quot;x&quot;;&quot;x&quot;;IF([.R101]=&quot;-&quot;;&quot;-&quot;;&quot;&quot;))">
            <text:p/>
          </table:table-cell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 office:value-type="string" office:string-value="x" calcext:value-type="string">
            <text:p>x</text:p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>
            <text:p/>
          </table:table-cell>
          <table:table-cell table:formula="of:=IF([.AA101]=&quot;x&quot;;&quot;x&quot;;IF([.AA101]=&quot;-&quot;;&quot;-&quot;;&quot;&quot;))">
            <text:p/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2]=&quot;x&quot;;&quot;x&quot;;IF([.M102]=&quot;-&quot;;&quot;-&quot;;&quot;&quot;))">
            <text:p/>
          </table:table-cell>
          <table:table-cell table:formula="of:=IF([.N102]=&quot;x&quot;;&quot;x&quot;;IF([.N102]=&quot;-&quot;;&quot;-&quot;;&quot;&quot;))">
            <text:p/>
          </table:table-cell>
          <table:table-cell table:formula="of:=IF([.O102]=&quot;x&quot;;&quot;x&quot;;IF([.O102]=&quot;-&quot;;&quot;-&quot;;&quot;&quot;))">
            <text:p/>
          </table:table-cell>
          <table:table-cell table:formula="of:=IF([.P102]=&quot;x&quot;;&quot;x&quot;;IF([.P102]=&quot;-&quot;;&quot;-&quot;;&quot;&quot;))">
            <text:p/>
          </table:table-cell>
          <table:table-cell table:formula="of:=IF([.Q102]=&quot;x&quot;;&quot;x&quot;;IF([.Q102]=&quot;-&quot;;&quot;-&quot;;&quot;&quot;))">
            <text:p/>
          </table:table-cell>
          <table:table-cell table:formula="of:=IF([.R102]=&quot;x&quot;;&quot;x&quot;;IF([.R102]=&quot;-&quot;;&quot;-&quot;;&quot;&quot;))">
            <text:p/>
          </table:table-cell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 office:value-type="string" office:string-value="x" calcext:value-type="string">
            <text:p>x</text:p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>
            <text:p/>
          </table:table-cell>
          <table:table-cell table:formula="of:=IF([.AA102]=&quot;x&quot;;&quot;x&quot;;IF([.AA102]=&quot;-&quot;;&quot;-&quot;;&quot;&quot;))">
            <text:p/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3]=&quot;x&quot;;&quot;x&quot;;IF([.M103]=&quot;-&quot;;&quot;-&quot;;&quot;&quot;))">
            <text:p/>
          </table:table-cell>
          <table:table-cell table:formula="of:=IF([.N103]=&quot;x&quot;;&quot;x&quot;;IF([.N103]=&quot;-&quot;;&quot;-&quot;;&quot;&quot;))">
            <text:p/>
          </table:table-cell>
          <table:table-cell table:formula="of:=IF([.O103]=&quot;x&quot;;&quot;x&quot;;IF([.O103]=&quot;-&quot;;&quot;-&quot;;&quot;&quot;))">
            <text:p/>
          </table:table-cell>
          <table:table-cell table:formula="of:=IF([.P103]=&quot;x&quot;;&quot;x&quot;;IF([.P103]=&quot;-&quot;;&quot;-&quot;;&quot;&quot;))">
            <text:p/>
          </table:table-cell>
          <table:table-cell table:formula="of:=IF([.Q103]=&quot;x&quot;;&quot;x&quot;;IF([.Q103]=&quot;-&quot;;&quot;-&quot;;&quot;&quot;))">
            <text:p/>
          </table:table-cell>
          <table:table-cell table:formula="of:=IF([.R103]=&quot;x&quot;;&quot;x&quot;;IF([.R103]=&quot;-&quot;;&quot;-&quot;;&quot;&quot;))">
            <text:p/>
          </table:table-cell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 office:value-type="string" office:string-value="x" calcext:value-type="string">
            <text:p>x</text:p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>
            <text:p/>
          </table:table-cell>
          <table:table-cell table:formula="of:=IF([.AA103]=&quot;x&quot;;&quot;x&quot;;IF([.AA103]=&quot;-&quot;;&quot;-&quot;;&quot;&quot;))">
            <text:p/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4]=&quot;x&quot;;&quot;x&quot;;IF([.M104]=&quot;-&quot;;&quot;-&quot;;&quot;&quot;))">
            <text:p/>
          </table:table-cell>
          <table:table-cell table:formula="of:=IF([.N104]=&quot;x&quot;;&quot;x&quot;;IF([.N104]=&quot;-&quot;;&quot;-&quot;;&quot;&quot;))">
            <text:p/>
          </table:table-cell>
          <table:table-cell table:formula="of:=IF([.O104]=&quot;x&quot;;&quot;x&quot;;IF([.O104]=&quot;-&quot;;&quot;-&quot;;&quot;&quot;))">
            <text:p/>
          </table:table-cell>
          <table:table-cell table:formula="of:=IF([.P104]=&quot;x&quot;;&quot;x&quot;;IF([.P104]=&quot;-&quot;;&quot;-&quot;;&quot;&quot;))">
            <text:p/>
          </table:table-cell>
          <table:table-cell table:formula="of:=IF([.Q104]=&quot;x&quot;;&quot;x&quot;;IF([.Q104]=&quot;-&quot;;&quot;-&quot;;&quot;&quot;))">
            <text:p/>
          </table:table-cell>
          <table:table-cell table:formula="of:=IF([.R104]=&quot;x&quot;;&quot;x&quot;;IF([.R104]=&quot;-&quot;;&quot;-&quot;;&quot;&quot;))">
            <text:p/>
          </table:table-cell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 office:value-type="string" office:string-value="x" calcext:value-type="string">
            <text:p>x</text:p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>
            <text:p/>
          </table:table-cell>
          <table:table-cell table:formula="of:=IF([.AA104]=&quot;x&quot;;&quot;x&quot;;IF([.AA104]=&quot;-&quot;;&quot;-&quot;;&quot;&quot;))">
            <text:p/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5]=&quot;x&quot;;&quot;x&quot;;IF([.M105]=&quot;-&quot;;&quot;-&quot;;&quot;&quot;))">
            <text:p/>
          </table:table-cell>
          <table:table-cell table:formula="of:=IF([.N105]=&quot;x&quot;;&quot;x&quot;;IF([.N105]=&quot;-&quot;;&quot;-&quot;;&quot;&quot;))">
            <text:p/>
          </table:table-cell>
          <table:table-cell table:formula="of:=IF([.O105]=&quot;x&quot;;&quot;x&quot;;IF([.O105]=&quot;-&quot;;&quot;-&quot;;&quot;&quot;))">
            <text:p/>
          </table:table-cell>
          <table:table-cell table:formula="of:=IF([.P105]=&quot;x&quot;;&quot;x&quot;;IF([.P105]=&quot;-&quot;;&quot;-&quot;;&quot;&quot;))">
            <text:p/>
          </table:table-cell>
          <table:table-cell table:formula="of:=IF([.Q105]=&quot;x&quot;;&quot;x&quot;;IF([.Q105]=&quot;-&quot;;&quot;-&quot;;&quot;&quot;))">
            <text:p/>
          </table:table-cell>
          <table:table-cell table:formula="of:=IF([.R105]=&quot;x&quot;;&quot;x&quot;;IF([.R105]=&quot;-&quot;;&quot;-&quot;;&quot;&quot;))">
            <text:p/>
          </table:table-cell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 office:value-type="string" office:string-value="x" calcext:value-type="string">
            <text:p>x</text:p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>
            <text:p/>
          </table:table-cell>
          <table:table-cell table:formula="of:=IF([.AA105]=&quot;x&quot;;&quot;x&quot;;IF([.AA105]=&quot;-&quot;;&quot;-&quot;;&quot;&quot;))">
            <text:p/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6]=&quot;x&quot;;&quot;x&quot;;IF([.M106]=&quot;-&quot;;&quot;-&quot;;&quot;&quot;))">
            <text:p/>
          </table:table-cell>
          <table:table-cell table:formula="of:=IF([.N106]=&quot;x&quot;;&quot;x&quot;;IF([.N106]=&quot;-&quot;;&quot;-&quot;;&quot;&quot;))">
            <text:p/>
          </table:table-cell>
          <table:table-cell table:formula="of:=IF([.O106]=&quot;x&quot;;&quot;x&quot;;IF([.O106]=&quot;-&quot;;&quot;-&quot;;&quot;&quot;))">
            <text:p/>
          </table:table-cell>
          <table:table-cell table:formula="of:=IF([.P106]=&quot;x&quot;;&quot;x&quot;;IF([.P106]=&quot;-&quot;;&quot;-&quot;;&quot;&quot;))">
            <text:p/>
          </table:table-cell>
          <table:table-cell table:formula="of:=IF([.Q106]=&quot;x&quot;;&quot;x&quot;;IF([.Q106]=&quot;-&quot;;&quot;-&quot;;&quot;&quot;))">
            <text:p/>
          </table:table-cell>
          <table:table-cell table:formula="of:=IF([.R106]=&quot;x&quot;;&quot;x&quot;;IF([.R106]=&quot;-&quot;;&quot;-&quot;;&quot;&quot;))">
            <text:p/>
          </table:table-cell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 office:value-type="string" office:string-value="x" calcext:value-type="string">
            <text:p>x</text:p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>
            <text:p/>
          </table:table-cell>
          <table:table-cell table:formula="of:=IF([.AA106]=&quot;x&quot;;&quot;x&quot;;IF([.AA106]=&quot;-&quot;;&quot;-&quot;;&quot;&quot;))">
            <text:p/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7]=&quot;x&quot;;&quot;x&quot;;IF([.M107]=&quot;-&quot;;&quot;-&quot;;&quot;&quot;))">
            <text:p/>
          </table:table-cell>
          <table:table-cell table:formula="of:=IF([.N107]=&quot;x&quot;;&quot;x&quot;;IF([.N107]=&quot;-&quot;;&quot;-&quot;;&quot;&quot;))">
            <text:p/>
          </table:table-cell>
          <table:table-cell table:formula="of:=IF([.O107]=&quot;x&quot;;&quot;x&quot;;IF([.O107]=&quot;-&quot;;&quot;-&quot;;&quot;&quot;))">
            <text:p/>
          </table:table-cell>
          <table:table-cell table:formula="of:=IF([.P107]=&quot;x&quot;;&quot;x&quot;;IF([.P107]=&quot;-&quot;;&quot;-&quot;;&quot;&quot;))">
            <text:p/>
          </table:table-cell>
          <table:table-cell table:formula="of:=IF([.Q107]=&quot;x&quot;;&quot;x&quot;;IF([.Q107]=&quot;-&quot;;&quot;-&quot;;&quot;&quot;))">
            <text:p/>
          </table:table-cell>
          <table:table-cell table:formula="of:=IF([.R107]=&quot;x&quot;;&quot;x&quot;;IF([.R107]=&quot;-&quot;;&quot;-&quot;;&quot;&quot;))">
            <text:p/>
          </table:table-cell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 office:value-type="string" office:string-value="x" calcext:value-type="string">
            <text:p>x</text:p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>
            <text:p/>
          </table:table-cell>
          <table:table-cell table:formula="of:=IF([.AA107]=&quot;x&quot;;&quot;x&quot;;IF([.AA107]=&quot;-&quot;;&quot;-&quot;;&quot;&quot;))">
            <text:p/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8]=&quot;x&quot;;&quot;x&quot;;IF([.M108]=&quot;-&quot;;&quot;-&quot;;&quot;&quot;))">
            <text:p/>
          </table:table-cell>
          <table:table-cell table:formula="of:=IF([.N108]=&quot;x&quot;;&quot;x&quot;;IF([.N108]=&quot;-&quot;;&quot;-&quot;;&quot;&quot;))">
            <text:p/>
          </table:table-cell>
          <table:table-cell table:formula="of:=IF([.O108]=&quot;x&quot;;&quot;x&quot;;IF([.O108]=&quot;-&quot;;&quot;-&quot;;&quot;&quot;))">
            <text:p/>
          </table:table-cell>
          <table:table-cell table:formula="of:=IF([.P108]=&quot;x&quot;;&quot;x&quot;;IF([.P108]=&quot;-&quot;;&quot;-&quot;;&quot;&quot;))">
            <text:p/>
          </table:table-cell>
          <table:table-cell table:formula="of:=IF([.Q108]=&quot;x&quot;;&quot;x&quot;;IF([.Q108]=&quot;-&quot;;&quot;-&quot;;&quot;&quot;))">
            <text:p/>
          </table:table-cell>
          <table:table-cell table:formula="of:=IF([.R108]=&quot;x&quot;;&quot;x&quot;;IF([.R108]=&quot;-&quot;;&quot;-&quot;;&quot;&quot;))">
            <text:p/>
          </table:table-cell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 office:value-type="string" office:string-value="x" calcext:value-type="string">
            <text:p>x</text:p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>
            <text:p/>
          </table:table-cell>
          <table:table-cell table:formula="of:=IF([.AA108]=&quot;x&quot;;&quot;x&quot;;IF([.AA108]=&quot;-&quot;;&quot;-&quot;;&quot;&quot;))">
            <text:p/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9]=&quot;x&quot;;&quot;x&quot;;IF([.M109]=&quot;-&quot;;&quot;-&quot;;&quot;&quot;))">
            <text:p/>
          </table:table-cell>
          <table:table-cell table:formula="of:=IF([.N109]=&quot;x&quot;;&quot;x&quot;;IF([.N109]=&quot;-&quot;;&quot;-&quot;;&quot;&quot;))">
            <text:p/>
          </table:table-cell>
          <table:table-cell table:formula="of:=IF([.O109]=&quot;x&quot;;&quot;x&quot;;IF([.O109]=&quot;-&quot;;&quot;-&quot;;&quot;&quot;))">
            <text:p/>
          </table:table-cell>
          <table:table-cell table:formula="of:=IF([.P109]=&quot;x&quot;;&quot;x&quot;;IF([.P109]=&quot;-&quot;;&quot;-&quot;;&quot;&quot;))">
            <text:p/>
          </table:table-cell>
          <table:table-cell table:formula="of:=IF([.Q109]=&quot;x&quot;;&quot;x&quot;;IF([.Q109]=&quot;-&quot;;&quot;-&quot;;&quot;&quot;))">
            <text:p/>
          </table:table-cell>
          <table:table-cell table:formula="of:=IF([.R109]=&quot;x&quot;;&quot;x&quot;;IF([.R109]=&quot;-&quot;;&quot;-&quot;;&quot;&quot;))">
            <text:p/>
          </table:table-cell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 office:value-type="string" office:string-value="x" calcext:value-type="string">
            <text:p>x</text:p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>
            <text:p/>
          </table:table-cell>
          <table:table-cell table:formula="of:=IF([.AA109]=&quot;x&quot;;&quot;x&quot;;IF([.AA109]=&quot;-&quot;;&quot;-&quot;;&quot;&quot;))">
            <text:p/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0]=&quot;x&quot;;&quot;x&quot;;IF([.M110]=&quot;-&quot;;&quot;-&quot;;&quot;&quot;))">
            <text:p/>
          </table:table-cell>
          <table:table-cell table:formula="of:=IF([.N110]=&quot;x&quot;;&quot;x&quot;;IF([.N110]=&quot;-&quot;;&quot;-&quot;;&quot;&quot;))">
            <text:p/>
          </table:table-cell>
          <table:table-cell table:formula="of:=IF([.O110]=&quot;x&quot;;&quot;x&quot;;IF([.O110]=&quot;-&quot;;&quot;-&quot;;&quot;&quot;))">
            <text:p/>
          </table:table-cell>
          <table:table-cell table:formula="of:=IF([.P110]=&quot;x&quot;;&quot;x&quot;;IF([.P110]=&quot;-&quot;;&quot;-&quot;;&quot;&quot;))">
            <text:p/>
          </table:table-cell>
          <table:table-cell table:formula="of:=IF([.Q110]=&quot;x&quot;;&quot;x&quot;;IF([.Q110]=&quot;-&quot;;&quot;-&quot;;&quot;&quot;))">
            <text:p/>
          </table:table-cell>
          <table:table-cell table:formula="of:=IF([.R110]=&quot;x&quot;;&quot;x&quot;;IF([.R110]=&quot;-&quot;;&quot;-&quot;;&quot;&quot;))">
            <text:p/>
          </table:table-cell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 office:value-type="string" office:string-value="x" calcext:value-type="string">
            <text:p>x</text:p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>
            <text:p/>
          </table:table-cell>
          <table:table-cell table:formula="of:=IF([.AB110]=&quot;x&quot;;&quot;x&quot;;IF([.AB110]=&quot;-&quot;;&quot;-&quot;;&quot;&quot;))">
            <text:p/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1]=&quot;x&quot;;&quot;x&quot;;IF([.M111]=&quot;-&quot;;&quot;-&quot;;&quot;&quot;))">
            <text:p/>
          </table:table-cell>
          <table:table-cell table:formula="of:=IF([.N111]=&quot;x&quot;;&quot;x&quot;;IF([.N111]=&quot;-&quot;;&quot;-&quot;;&quot;&quot;))">
            <text:p/>
          </table:table-cell>
          <table:table-cell table:formula="of:=IF([.O111]=&quot;x&quot;;&quot;x&quot;;IF([.O111]=&quot;-&quot;;&quot;-&quot;;&quot;&quot;))">
            <text:p/>
          </table:table-cell>
          <table:table-cell table:formula="of:=IF([.P111]=&quot;x&quot;;&quot;x&quot;;IF([.P111]=&quot;-&quot;;&quot;-&quot;;&quot;&quot;))">
            <text:p/>
          </table:table-cell>
          <table:table-cell table:formula="of:=IF([.Q111]=&quot;x&quot;;&quot;x&quot;;IF([.Q111]=&quot;-&quot;;&quot;-&quot;;&quot;&quot;))">
            <text:p/>
          </table:table-cell>
          <table:table-cell table:formula="of:=IF([.R111]=&quot;x&quot;;&quot;x&quot;;IF([.R111]=&quot;-&quot;;&quot;-&quot;;&quot;&quot;))">
            <text:p/>
          </table:table-cell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 office:value-type="string" office:string-value="x" calcext:value-type="string">
            <text:p>x</text:p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>
            <text:p/>
          </table:table-cell>
          <table:table-cell table:formula="of:=IF([.AB111]=&quot;x&quot;;&quot;x&quot;;IF([.AB111]=&quot;-&quot;;&quot;-&quot;;&quot;&quot;))">
            <text:p/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2]=&quot;x&quot;;&quot;x&quot;;IF([.M112]=&quot;-&quot;;&quot;-&quot;;&quot;&quot;))">
            <text:p/>
          </table:table-cell>
          <table:table-cell table:formula="of:=IF([.N112]=&quot;x&quot;;&quot;x&quot;;IF([.N112]=&quot;-&quot;;&quot;-&quot;;&quot;&quot;))">
            <text:p/>
          </table:table-cell>
          <table:table-cell table:formula="of:=IF([.O112]=&quot;x&quot;;&quot;x&quot;;IF([.O112]=&quot;-&quot;;&quot;-&quot;;&quot;&quot;))">
            <text:p/>
          </table:table-cell>
          <table:table-cell table:formula="of:=IF([.P112]=&quot;x&quot;;&quot;x&quot;;IF([.P112]=&quot;-&quot;;&quot;-&quot;;&quot;&quot;))">
            <text:p/>
          </table:table-cell>
          <table:table-cell table:formula="of:=IF([.Q112]=&quot;x&quot;;&quot;x&quot;;IF([.Q112]=&quot;-&quot;;&quot;-&quot;;&quot;&quot;))">
            <text:p/>
          </table:table-cell>
          <table:table-cell table:formula="of:=IF([.R112]=&quot;x&quot;;&quot;x&quot;;IF([.R112]=&quot;-&quot;;&quot;-&quot;;&quot;&quot;))">
            <text:p/>
          </table:table-cell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 office:value-type="string" office:string-value="x" calcext:value-type="string">
            <text:p>x</text:p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>
            <text:p/>
          </table:table-cell>
          <table:table-cell table:formula="of:=IF([.AB112]=&quot;x&quot;;&quot;x&quot;;IF([.AB112]=&quot;-&quot;;&quot;-&quot;;&quot;&quot;))">
            <text:p/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3]=&quot;x&quot;;&quot;x&quot;;IF([.M113]=&quot;-&quot;;&quot;-&quot;;&quot;&quot;))">
            <text:p/>
          </table:table-cell>
          <table:table-cell table:formula="of:=IF([.N113]=&quot;x&quot;;&quot;x&quot;;IF([.N113]=&quot;-&quot;;&quot;-&quot;;&quot;&quot;))">
            <text:p/>
          </table:table-cell>
          <table:table-cell table:formula="of:=IF([.O113]=&quot;x&quot;;&quot;x&quot;;IF([.O113]=&quot;-&quot;;&quot;-&quot;;&quot;&quot;))">
            <text:p/>
          </table:table-cell>
          <table:table-cell table:formula="of:=IF([.P113]=&quot;x&quot;;&quot;x&quot;;IF([.P113]=&quot;-&quot;;&quot;-&quot;;&quot;&quot;))">
            <text:p/>
          </table:table-cell>
          <table:table-cell table:formula="of:=IF([.Q113]=&quot;x&quot;;&quot;x&quot;;IF([.Q113]=&quot;-&quot;;&quot;-&quot;;&quot;&quot;))">
            <text:p/>
          </table:table-cell>
          <table:table-cell table:formula="of:=IF([.R113]=&quot;x&quot;;&quot;x&quot;;IF([.R113]=&quot;-&quot;;&quot;-&quot;;&quot;&quot;))">
            <text:p/>
          </table:table-cell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 office:value-type="string" office:string-value="x" calcext:value-type="string">
            <text:p>x</text:p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>
            <text:p/>
          </table:table-cell>
          <table:table-cell table:formula="of:=IF([.AB113]=&quot;x&quot;;&quot;x&quot;;IF([.AB113]=&quot;-&quot;;&quot;-&quot;;&quot;&quot;))">
            <text:p/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4]=&quot;x&quot;;&quot;x&quot;;IF([.M114]=&quot;-&quot;;&quot;-&quot;;&quot;&quot;))">
            <text:p/>
          </table:table-cell>
          <table:table-cell table:formula="of:=IF([.N114]=&quot;x&quot;;&quot;x&quot;;IF([.N114]=&quot;-&quot;;&quot;-&quot;;&quot;&quot;))">
            <text:p/>
          </table:table-cell>
          <table:table-cell table:formula="of:=IF([.O114]=&quot;x&quot;;&quot;x&quot;;IF([.O114]=&quot;-&quot;;&quot;-&quot;;&quot;&quot;))">
            <text:p/>
          </table:table-cell>
          <table:table-cell table:formula="of:=IF([.P114]=&quot;x&quot;;&quot;x&quot;;IF([.P114]=&quot;-&quot;;&quot;-&quot;;&quot;&quot;))">
            <text:p/>
          </table:table-cell>
          <table:table-cell table:formula="of:=IF([.Q114]=&quot;x&quot;;&quot;x&quot;;IF([.Q114]=&quot;-&quot;;&quot;-&quot;;&quot;&quot;))">
            <text:p/>
          </table:table-cell>
          <table:table-cell table:formula="of:=IF([.R114]=&quot;x&quot;;&quot;x&quot;;IF([.R114]=&quot;-&quot;;&quot;-&quot;;&quot;&quot;))">
            <text:p/>
          </table:table-cell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 office:value-type="string" office:string-value="x" calcext:value-type="string">
            <text:p>x</text:p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>
            <text:p/>
          </table:table-cell>
          <table:table-cell table:formula="of:=IF([.AB114]=&quot;x&quot;;&quot;x&quot;;IF([.AB114]=&quot;-&quot;;&quot;-&quot;;&quot;&quot;))">
            <text:p/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5]=&quot;x&quot;;&quot;x&quot;;IF([.M115]=&quot;-&quot;;&quot;-&quot;;&quot;&quot;))">
            <text:p/>
          </table:table-cell>
          <table:table-cell table:formula="of:=IF([.N115]=&quot;x&quot;;&quot;x&quot;;IF([.N115]=&quot;-&quot;;&quot;-&quot;;&quot;&quot;))">
            <text:p/>
          </table:table-cell>
          <table:table-cell table:formula="of:=IF([.O115]=&quot;x&quot;;&quot;x&quot;;IF([.O115]=&quot;-&quot;;&quot;-&quot;;&quot;&quot;))">
            <text:p/>
          </table:table-cell>
          <table:table-cell table:formula="of:=IF([.P115]=&quot;x&quot;;&quot;x&quot;;IF([.P115]=&quot;-&quot;;&quot;-&quot;;&quot;&quot;))">
            <text:p/>
          </table:table-cell>
          <table:table-cell table:formula="of:=IF([.Q115]=&quot;x&quot;;&quot;x&quot;;IF([.Q115]=&quot;-&quot;;&quot;-&quot;;&quot;&quot;))">
            <text:p/>
          </table:table-cell>
          <table:table-cell table:formula="of:=IF([.R115]=&quot;x&quot;;&quot;x&quot;;IF([.R115]=&quot;-&quot;;&quot;-&quot;;&quot;&quot;))">
            <text:p/>
          </table:table-cell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 office:value-type="string" office:string-value="x" calcext:value-type="string">
            <text:p>x</text:p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>
            <text:p/>
          </table:table-cell>
          <table:table-cell table:formula="of:=IF([.AB115]=&quot;x&quot;;&quot;x&quot;;IF([.AB115]=&quot;-&quot;;&quot;-&quot;;&quot;&quot;))">
            <text:p/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6]=&quot;x&quot;;&quot;x&quot;;IF([.M116]=&quot;-&quot;;&quot;-&quot;;&quot;&quot;))">
            <text:p/>
          </table:table-cell>
          <table:table-cell table:formula="of:=IF([.N116]=&quot;x&quot;;&quot;x&quot;;IF([.N116]=&quot;-&quot;;&quot;-&quot;;&quot;&quot;))">
            <text:p/>
          </table:table-cell>
          <table:table-cell table:formula="of:=IF([.O116]=&quot;x&quot;;&quot;x&quot;;IF([.O116]=&quot;-&quot;;&quot;-&quot;;&quot;&quot;))">
            <text:p/>
          </table:table-cell>
          <table:table-cell table:formula="of:=IF([.P116]=&quot;x&quot;;&quot;x&quot;;IF([.P116]=&quot;-&quot;;&quot;-&quot;;&quot;&quot;))">
            <text:p/>
          </table:table-cell>
          <table:table-cell table:formula="of:=IF([.Q116]=&quot;x&quot;;&quot;x&quot;;IF([.Q116]=&quot;-&quot;;&quot;-&quot;;&quot;&quot;))">
            <text:p/>
          </table:table-cell>
          <table:table-cell table:formula="of:=IF([.R116]=&quot;x&quot;;&quot;x&quot;;IF([.R116]=&quot;-&quot;;&quot;-&quot;;&quot;&quot;))">
            <text:p/>
          </table:table-cell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 office:value-type="string" office:string-value="x" calcext:value-type="string">
            <text:p>x</text:p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>
            <text:p/>
          </table:table-cell>
          <table:table-cell table:formula="of:=IF([.AB116]=&quot;x&quot;;&quot;x&quot;;IF([.AB116]=&quot;-&quot;;&quot;-&quot;;&quot;&quot;))">
            <text:p/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7]=&quot;x&quot;;&quot;x&quot;;IF([.M117]=&quot;-&quot;;&quot;-&quot;;&quot;&quot;))">
            <text:p/>
          </table:table-cell>
          <table:table-cell table:formula="of:=IF([.N117]=&quot;x&quot;;&quot;x&quot;;IF([.N117]=&quot;-&quot;;&quot;-&quot;;&quot;&quot;))">
            <text:p/>
          </table:table-cell>
          <table:table-cell table:formula="of:=IF([.O117]=&quot;x&quot;;&quot;x&quot;;IF([.O117]=&quot;-&quot;;&quot;-&quot;;&quot;&quot;))">
            <text:p/>
          </table:table-cell>
          <table:table-cell table:formula="of:=IF([.P117]=&quot;x&quot;;&quot;x&quot;;IF([.P117]=&quot;-&quot;;&quot;-&quot;;&quot;&quot;))">
            <text:p/>
          </table:table-cell>
          <table:table-cell table:formula="of:=IF([.Q117]=&quot;x&quot;;&quot;x&quot;;IF([.Q117]=&quot;-&quot;;&quot;-&quot;;&quot;&quot;))">
            <text:p/>
          </table:table-cell>
          <table:table-cell table:formula="of:=IF([.R117]=&quot;x&quot;;&quot;x&quot;;IF([.R117]=&quot;-&quot;;&quot;-&quot;;&quot;&quot;))">
            <text:p/>
          </table:table-cell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 office:value-type="string" office:string-value="x" calcext:value-type="string">
            <text:p>x</text:p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>
            <text:p/>
          </table:table-cell>
          <table:table-cell table:formula="of:=IF([.AB117]=&quot;x&quot;;&quot;x&quot;;IF([.AB117]=&quot;-&quot;;&quot;-&quot;;&quot;&quot;))">
            <text:p/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8]=&quot;x&quot;;&quot;x&quot;;IF([.M118]=&quot;-&quot;;&quot;-&quot;;&quot;&quot;))">
            <text:p/>
          </table:table-cell>
          <table:table-cell table:formula="of:=IF([.N118]=&quot;x&quot;;&quot;x&quot;;IF([.N118]=&quot;-&quot;;&quot;-&quot;;&quot;&quot;))">
            <text:p/>
          </table:table-cell>
          <table:table-cell table:formula="of:=IF([.O118]=&quot;x&quot;;&quot;x&quot;;IF([.O118]=&quot;-&quot;;&quot;-&quot;;&quot;&quot;))">
            <text:p/>
          </table:table-cell>
          <table:table-cell table:formula="of:=IF([.P118]=&quot;x&quot;;&quot;x&quot;;IF([.P118]=&quot;-&quot;;&quot;-&quot;;&quot;&quot;))">
            <text:p/>
          </table:table-cell>
          <table:table-cell table:formula="of:=IF([.Q118]=&quot;x&quot;;&quot;x&quot;;IF([.Q118]=&quot;-&quot;;&quot;-&quot;;&quot;&quot;))">
            <text:p/>
          </table:table-cell>
          <table:table-cell table:formula="of:=IF([.R118]=&quot;x&quot;;&quot;x&quot;;IF([.R118]=&quot;-&quot;;&quot;-&quot;;&quot;&quot;))">
            <text:p/>
          </table:table-cell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 office:value-type="string" office:string-value="x" calcext:value-type="string">
            <text:p>x</text:p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>
            <text:p/>
          </table:table-cell>
          <table:table-cell table:formula="of:=IF([.AB118]=&quot;x&quot;;&quot;x&quot;;IF([.AB118]=&quot;-&quot;;&quot;-&quot;;&quot;&quot;))">
            <text:p/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9]=&quot;x&quot;;&quot;x&quot;;IF([.M119]=&quot;-&quot;;&quot;-&quot;;&quot;&quot;))">
            <text:p/>
          </table:table-cell>
          <table:table-cell table:formula="of:=IF([.N119]=&quot;x&quot;;&quot;x&quot;;IF([.N119]=&quot;-&quot;;&quot;-&quot;;&quot;&quot;))">
            <text:p/>
          </table:table-cell>
          <table:table-cell table:formula="of:=IF([.O119]=&quot;x&quot;;&quot;x&quot;;IF([.O119]=&quot;-&quot;;&quot;-&quot;;&quot;&quot;))">
            <text:p/>
          </table:table-cell>
          <table:table-cell table:formula="of:=IF([.P119]=&quot;x&quot;;&quot;x&quot;;IF([.P119]=&quot;-&quot;;&quot;-&quot;;&quot;&quot;))">
            <text:p/>
          </table:table-cell>
          <table:table-cell table:formula="of:=IF([.Q119]=&quot;x&quot;;&quot;x&quot;;IF([.Q119]=&quot;-&quot;;&quot;-&quot;;&quot;&quot;))">
            <text:p/>
          </table:table-cell>
          <table:table-cell table:formula="of:=IF([.R119]=&quot;x&quot;;&quot;x&quot;;IF([.R119]=&quot;-&quot;;&quot;-&quot;;&quot;&quot;))">
            <text:p/>
          </table:table-cell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 office:value-type="string" office:string-value="x" calcext:value-type="string">
            <text:p>x</text:p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>
            <text:p/>
          </table:table-cell>
          <table:table-cell table:formula="of:=IF([.AB119]=&quot;x&quot;;&quot;x&quot;;IF([.AB119]=&quot;-&quot;;&quot;-&quot;;&quot;&quot;))">
            <text:p/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20]=&quot;x&quot;;&quot;x&quot;;IF([.M120]=&quot;-&quot;;&quot;-&quot;;&quot;&quot;))">
            <text:p/>
          </table:table-cell>
          <table:table-cell table:formula="of:=IF([.N120]=&quot;x&quot;;&quot;x&quot;;IF([.N120]=&quot;-&quot;;&quot;-&quot;;&quot;&quot;))">
            <text:p/>
          </table:table-cell>
          <table:table-cell table:formula="of:=IF([.O120]=&quot;x&quot;;&quot;x&quot;;IF([.O120]=&quot;-&quot;;&quot;-&quot;;&quot;&quot;))">
            <text:p/>
          </table:table-cell>
          <table:table-cell table:formula="of:=IF([.P120]=&quot;x&quot;;&quot;x&quot;;IF([.P120]=&quot;-&quot;;&quot;-&quot;;&quot;&quot;))">
            <text:p/>
          </table:table-cell>
          <table:table-cell table:formula="of:=IF([.Q120]=&quot;x&quot;;&quot;x&quot;;IF([.Q120]=&quot;-&quot;;&quot;-&quot;;&quot;&quot;))">
            <text:p/>
          </table:table-cell>
          <table:table-cell table:formula="of:=IF([.R120]=&quot;x&quot;;&quot;x&quot;;IF([.R120]=&quot;-&quot;;&quot;-&quot;;&quot;&quot;))">
            <text:p/>
          </table:table-cell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 office:value-type="string" office:string-value="x" calcext:value-type="string">
            <text:p>x</text:p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>
            <text:p/>
          </table:table-cell>
          <table:table-cell table:formula="of:=IF([.AB120]=&quot;x&quot;;&quot;x&quot;;IF([.AB120]=&quot;-&quot;;&quot;-&quot;;&quot;&quot;))">
            <text:p/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21]=&quot;x&quot;;&quot;x&quot;;IF([.M121]=&quot;-&quot;;&quot;-&quot;;&quot;&quot;))">
            <text:p/>
          </table:table-cell>
          <table:table-cell table:formula="of:=IF([.N121]=&quot;x&quot;;&quot;x&quot;;IF([.N121]=&quot;-&quot;;&quot;-&quot;;&quot;&quot;))">
            <text:p/>
          </table:table-cell>
          <table:table-cell table:formula="of:=IF([.O121]=&quot;x&quot;;&quot;x&quot;;IF([.O121]=&quot;-&quot;;&quot;-&quot;;&quot;&quot;))">
            <text:p/>
          </table:table-cell>
          <table:table-cell table:formula="of:=IF([.P121]=&quot;x&quot;;&quot;x&quot;;IF([.P121]=&quot;-&quot;;&quot;-&quot;;&quot;&quot;))">
            <text:p/>
          </table:table-cell>
          <table:table-cell table:formula="of:=IF([.Q121]=&quot;x&quot;;&quot;x&quot;;IF([.Q121]=&quot;-&quot;;&quot;-&quot;;&quot;&quot;))">
            <text:p/>
          </table:table-cell>
          <table:table-cell table:formula="of:=IF([.R121]=&quot;x&quot;;&quot;x&quot;;IF([.R121]=&quot;-&quot;;&quot;-&quot;;&quot;&quot;))">
            <text:p/>
          </table:table-cell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 office:value-type="string" office:string-value="x" calcext:value-type="string">
            <text:p>x</text:p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>
            <text:p/>
          </table:table-cell>
          <table:table-cell table:formula="of:=IF([.AB121]=&quot;x&quot;;&quot;x&quot;;IF([.AB121]=&quot;-&quot;;&quot;-&quot;;&quot;&quot;))">
            <text:p/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2]=&quot;x&quot;;&quot;x&quot;;IF([.M122]=&quot;-&quot;;&quot;-&quot;;&quot;&quot;))">
            <text:p/>
          </table:table-cell>
          <table:table-cell table:formula="of:=IF([.N122]=&quot;x&quot;;&quot;x&quot;;IF([.N122]=&quot;-&quot;;&quot;-&quot;;&quot;&quot;))">
            <text:p/>
          </table:table-cell>
          <table:table-cell table:formula="of:=IF([.O122]=&quot;x&quot;;&quot;x&quot;;IF([.O122]=&quot;-&quot;;&quot;-&quot;;&quot;&quot;))">
            <text:p/>
          </table:table-cell>
          <table:table-cell table:formula="of:=IF([.P122]=&quot;x&quot;;&quot;x&quot;;IF([.P122]=&quot;-&quot;;&quot;-&quot;;&quot;&quot;))">
            <text:p/>
          </table:table-cell>
          <table:table-cell table:formula="of:=IF([.Q122]=&quot;x&quot;;&quot;x&quot;;IF([.Q122]=&quot;-&quot;;&quot;-&quot;;&quot;&quot;))">
            <text:p/>
          </table:table-cell>
          <table:table-cell table:formula="of:=IF([.R122]=&quot;x&quot;;&quot;x&quot;;IF([.R122]=&quot;-&quot;;&quot;-&quot;;&quot;&quot;))">
            <text:p/>
          </table:table-cell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 office:value-type="string" office:string-value="x" calcext:value-type="string">
            <text:p>x</text:p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>
            <text:p/>
          </table:table-cell>
          <table:table-cell table:formula="of:=IF([.AC122]=&quot;x&quot;;&quot;x&quot;;IF([.AC122]=&quot;-&quot;;&quot;-&quot;;&quot;&quot;))">
            <text:p/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3]=&quot;x&quot;;&quot;x&quot;;IF([.M123]=&quot;-&quot;;&quot;-&quot;;&quot;&quot;))">
            <text:p/>
          </table:table-cell>
          <table:table-cell table:formula="of:=IF([.N123]=&quot;x&quot;;&quot;x&quot;;IF([.N123]=&quot;-&quot;;&quot;-&quot;;&quot;&quot;))">
            <text:p/>
          </table:table-cell>
          <table:table-cell table:formula="of:=IF([.O123]=&quot;x&quot;;&quot;x&quot;;IF([.O123]=&quot;-&quot;;&quot;-&quot;;&quot;&quot;))">
            <text:p/>
          </table:table-cell>
          <table:table-cell table:formula="of:=IF([.P123]=&quot;x&quot;;&quot;x&quot;;IF([.P123]=&quot;-&quot;;&quot;-&quot;;&quot;&quot;))">
            <text:p/>
          </table:table-cell>
          <table:table-cell table:formula="of:=IF([.Q123]=&quot;x&quot;;&quot;x&quot;;IF([.Q123]=&quot;-&quot;;&quot;-&quot;;&quot;&quot;))">
            <text:p/>
          </table:table-cell>
          <table:table-cell table:formula="of:=IF([.R123]=&quot;x&quot;;&quot;x&quot;;IF([.R123]=&quot;-&quot;;&quot;-&quot;;&quot;&quot;))">
            <text:p/>
          </table:table-cell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 office:value-type="string" office:string-value="x" calcext:value-type="string">
            <text:p>x</text:p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>
            <text:p/>
          </table:table-cell>
          <table:table-cell table:formula="of:=IF([.AC123]=&quot;x&quot;;&quot;x&quot;;IF([.AC123]=&quot;-&quot;;&quot;-&quot;;&quot;&quot;))">
            <text:p/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4]=&quot;x&quot;;&quot;x&quot;;IF([.M124]=&quot;-&quot;;&quot;-&quot;;&quot;&quot;))">
            <text:p/>
          </table:table-cell>
          <table:table-cell table:formula="of:=IF([.N124]=&quot;x&quot;;&quot;x&quot;;IF([.N124]=&quot;-&quot;;&quot;-&quot;;&quot;&quot;))">
            <text:p/>
          </table:table-cell>
          <table:table-cell table:formula="of:=IF([.O124]=&quot;x&quot;;&quot;x&quot;;IF([.O124]=&quot;-&quot;;&quot;-&quot;;&quot;&quot;))">
            <text:p/>
          </table:table-cell>
          <table:table-cell table:formula="of:=IF([.P124]=&quot;x&quot;;&quot;x&quot;;IF([.P124]=&quot;-&quot;;&quot;-&quot;;&quot;&quot;))">
            <text:p/>
          </table:table-cell>
          <table:table-cell table:formula="of:=IF([.Q124]=&quot;x&quot;;&quot;x&quot;;IF([.Q124]=&quot;-&quot;;&quot;-&quot;;&quot;&quot;))">
            <text:p/>
          </table:table-cell>
          <table:table-cell table:formula="of:=IF([.R124]=&quot;x&quot;;&quot;x&quot;;IF([.R124]=&quot;-&quot;;&quot;-&quot;;&quot;&quot;))">
            <text:p/>
          </table:table-cell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 office:value-type="string" office:string-value="x" calcext:value-type="string">
            <text:p>x</text:p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>
            <text:p/>
          </table:table-cell>
          <table:table-cell table:formula="of:=IF([.AC124]=&quot;x&quot;;&quot;x&quot;;IF([.AC124]=&quot;-&quot;;&quot;-&quot;;&quot;&quot;))">
            <text:p/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5]=&quot;x&quot;;&quot;x&quot;;IF([.M125]=&quot;-&quot;;&quot;-&quot;;&quot;&quot;))">
            <text:p/>
          </table:table-cell>
          <table:table-cell table:formula="of:=IF([.N125]=&quot;x&quot;;&quot;x&quot;;IF([.N125]=&quot;-&quot;;&quot;-&quot;;&quot;&quot;))">
            <text:p/>
          </table:table-cell>
          <table:table-cell table:formula="of:=IF([.O125]=&quot;x&quot;;&quot;x&quot;;IF([.O125]=&quot;-&quot;;&quot;-&quot;;&quot;&quot;))">
            <text:p/>
          </table:table-cell>
          <table:table-cell table:formula="of:=IF([.P125]=&quot;x&quot;;&quot;x&quot;;IF([.P125]=&quot;-&quot;;&quot;-&quot;;&quot;&quot;))">
            <text:p/>
          </table:table-cell>
          <table:table-cell table:formula="of:=IF([.Q125]=&quot;x&quot;;&quot;x&quot;;IF([.Q125]=&quot;-&quot;;&quot;-&quot;;&quot;&quot;))">
            <text:p/>
          </table:table-cell>
          <table:table-cell table:formula="of:=IF([.R125]=&quot;x&quot;;&quot;x&quot;;IF([.R125]=&quot;-&quot;;&quot;-&quot;;&quot;&quot;))">
            <text:p/>
          </table:table-cell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 office:value-type="string" office:string-value="x" calcext:value-type="string">
            <text:p>x</text:p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>
            <text:p/>
          </table:table-cell>
          <table:table-cell table:formula="of:=IF([.AC125]=&quot;x&quot;;&quot;x&quot;;IF([.AC125]=&quot;-&quot;;&quot;-&quot;;&quot;&quot;))">
            <text:p/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6]=&quot;x&quot;;&quot;x&quot;;IF([.M126]=&quot;-&quot;;&quot;-&quot;;&quot;&quot;))">
            <text:p/>
          </table:table-cell>
          <table:table-cell table:formula="of:=IF([.N126]=&quot;x&quot;;&quot;x&quot;;IF([.N126]=&quot;-&quot;;&quot;-&quot;;&quot;&quot;))">
            <text:p/>
          </table:table-cell>
          <table:table-cell table:formula="of:=IF([.O126]=&quot;x&quot;;&quot;x&quot;;IF([.O126]=&quot;-&quot;;&quot;-&quot;;&quot;&quot;))">
            <text:p/>
          </table:table-cell>
          <table:table-cell table:formula="of:=IF([.P126]=&quot;x&quot;;&quot;x&quot;;IF([.P126]=&quot;-&quot;;&quot;-&quot;;&quot;&quot;))">
            <text:p/>
          </table:table-cell>
          <table:table-cell table:formula="of:=IF([.Q126]=&quot;x&quot;;&quot;x&quot;;IF([.Q126]=&quot;-&quot;;&quot;-&quot;;&quot;&quot;))">
            <text:p/>
          </table:table-cell>
          <table:table-cell table:formula="of:=IF([.R126]=&quot;x&quot;;&quot;x&quot;;IF([.R126]=&quot;-&quot;;&quot;-&quot;;&quot;&quot;))">
            <text:p/>
          </table:table-cell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 office:value-type="string" office:string-value="x" calcext:value-type="string">
            <text:p>x</text:p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>
            <text:p/>
          </table:table-cell>
          <table:table-cell table:formula="of:=IF([.AC126]=&quot;x&quot;;&quot;x&quot;;IF([.AC126]=&quot;-&quot;;&quot;-&quot;;&quot;&quot;))">
            <text:p/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7]=&quot;x&quot;;&quot;x&quot;;IF([.M127]=&quot;-&quot;;&quot;-&quot;;&quot;&quot;))">
            <text:p/>
          </table:table-cell>
          <table:table-cell table:formula="of:=IF([.N127]=&quot;x&quot;;&quot;x&quot;;IF([.N127]=&quot;-&quot;;&quot;-&quot;;&quot;&quot;))">
            <text:p/>
          </table:table-cell>
          <table:table-cell table:formula="of:=IF([.O127]=&quot;x&quot;;&quot;x&quot;;IF([.O127]=&quot;-&quot;;&quot;-&quot;;&quot;&quot;))">
            <text:p/>
          </table:table-cell>
          <table:table-cell table:formula="of:=IF([.P127]=&quot;x&quot;;&quot;x&quot;;IF([.P127]=&quot;-&quot;;&quot;-&quot;;&quot;&quot;))">
            <text:p/>
          </table:table-cell>
          <table:table-cell table:formula="of:=IF([.Q127]=&quot;x&quot;;&quot;x&quot;;IF([.Q127]=&quot;-&quot;;&quot;-&quot;;&quot;&quot;))">
            <text:p/>
          </table:table-cell>
          <table:table-cell table:formula="of:=IF([.R127]=&quot;x&quot;;&quot;x&quot;;IF([.R127]=&quot;-&quot;;&quot;-&quot;;&quot;&quot;))">
            <text:p/>
          </table:table-cell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 office:value-type="string" office:string-value="x" calcext:value-type="string">
            <text:p>x</text:p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>
            <text:p/>
          </table:table-cell>
          <table:table-cell table:formula="of:=IF([.AC127]=&quot;x&quot;;&quot;x&quot;;IF([.AC127]=&quot;-&quot;;&quot;-&quot;;&quot;&quot;))">
            <text:p/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8]=&quot;x&quot;;&quot;x&quot;;IF([.M128]=&quot;-&quot;;&quot;-&quot;;&quot;&quot;))">
            <text:p/>
          </table:table-cell>
          <table:table-cell table:formula="of:=IF([.N128]=&quot;x&quot;;&quot;x&quot;;IF([.N128]=&quot;-&quot;;&quot;-&quot;;&quot;&quot;))">
            <text:p/>
          </table:table-cell>
          <table:table-cell table:formula="of:=IF([.O128]=&quot;x&quot;;&quot;x&quot;;IF([.O128]=&quot;-&quot;;&quot;-&quot;;&quot;&quot;))">
            <text:p/>
          </table:table-cell>
          <table:table-cell table:formula="of:=IF([.P128]=&quot;x&quot;;&quot;x&quot;;IF([.P128]=&quot;-&quot;;&quot;-&quot;;&quot;&quot;))">
            <text:p/>
          </table:table-cell>
          <table:table-cell table:formula="of:=IF([.Q128]=&quot;x&quot;;&quot;x&quot;;IF([.Q128]=&quot;-&quot;;&quot;-&quot;;&quot;&quot;))">
            <text:p/>
          </table:table-cell>
          <table:table-cell table:formula="of:=IF([.R128]=&quot;x&quot;;&quot;x&quot;;IF([.R128]=&quot;-&quot;;&quot;-&quot;;&quot;&quot;))">
            <text:p/>
          </table:table-cell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 office:value-type="string" office:string-value="x" calcext:value-type="string">
            <text:p>x</text:p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>
            <text:p/>
          </table:table-cell>
          <table:table-cell table:formula="of:=IF([.AC128]=&quot;x&quot;;&quot;x&quot;;IF([.AC128]=&quot;-&quot;;&quot;-&quot;;&quot;&quot;))">
            <text:p/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9]=&quot;x&quot;;&quot;x&quot;;IF([.M129]=&quot;-&quot;;&quot;-&quot;;&quot;&quot;))">
            <text:p/>
          </table:table-cell>
          <table:table-cell table:formula="of:=IF([.N129]=&quot;x&quot;;&quot;x&quot;;IF([.N129]=&quot;-&quot;;&quot;-&quot;;&quot;&quot;))">
            <text:p/>
          </table:table-cell>
          <table:table-cell table:formula="of:=IF([.O129]=&quot;x&quot;;&quot;x&quot;;IF([.O129]=&quot;-&quot;;&quot;-&quot;;&quot;&quot;))">
            <text:p/>
          </table:table-cell>
          <table:table-cell table:formula="of:=IF([.P129]=&quot;x&quot;;&quot;x&quot;;IF([.P129]=&quot;-&quot;;&quot;-&quot;;&quot;&quot;))">
            <text:p/>
          </table:table-cell>
          <table:table-cell table:formula="of:=IF([.Q129]=&quot;x&quot;;&quot;x&quot;;IF([.Q129]=&quot;-&quot;;&quot;-&quot;;&quot;&quot;))">
            <text:p/>
          </table:table-cell>
          <table:table-cell table:formula="of:=IF([.R129]=&quot;x&quot;;&quot;x&quot;;IF([.R129]=&quot;-&quot;;&quot;-&quot;;&quot;&quot;))">
            <text:p/>
          </table:table-cell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 office:value-type="string" office:string-value="x" calcext:value-type="string">
            <text:p>x</text:p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>
            <text:p/>
          </table:table-cell>
          <table:table-cell table:formula="of:=IF([.AC129]=&quot;x&quot;;&quot;x&quot;;IF([.AC129]=&quot;-&quot;;&quot;-&quot;;&quot;&quot;))">
            <text:p/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6"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number-columns-repeated="6"/>
          <table:table-cell table:content-validation-name="val6" table:number-columns-repeated="2"/>
          <table:table-cell table:number-columns-repeated="16376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4:Channels.J1048576 Channels.J1:Channels.J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2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2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2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2"/>
          <table:table-cell table:number-columns-repeated="9"/>
          <table:table-cell table:style-name="ce35" table:content-validation-name="val12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2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2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11-14T02:12:49.740743920</dc:date>
    <meta:editing-cycles>278</meta:editing-cycles>
    <meta:editing-duration>PT14H7M7S</meta:editing-duration>
    <meta:generator>LibreOffice/7.4.2.3$MacOSX_X86_64 LibreOffice_project/382eef1f22670f7f4118c8c2dd222ec7ad009daf</meta:generator>
    <meta:document-statistic meta:table-count="5" meta:cell-count="6931" meta:object-count="0"/>
    <meta:user-defined meta:name="AppVersion">15.0000</meta:user-defined>
  </office:meta>
</office:document-meta>
</file>